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15.9cm" fo:min-width="50.9cm" fo:padding-top="0.3cm" fo:padding-bottom="0.3cm" fo:padding-left="0.3cm" fo:padding-right="0.3cm"/>
    </style:style>
    <style:style style:name="gr2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2.328cm" fo:min-width="39.328cm" fo:padding-top="0cm" fo:padding-bottom="0.1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19.9cm" fo:min-width="50.9cm" fo:padding-top="0.3cm" fo:padding-bottom="0.3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21.15cm" fo:min-width="50.9cm" fo:padding-top="0.3cm" fo:padding-bottom="0.3cm" fo:padding-left="0.3cm" fo:padding-right="0.3cm"/>
    </style:style>
    <style:style style:name="gr5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6.078cm" fo:padding-top="0cm" fo:padding-bottom="0.1cm" fo:padding-left="0.3cm" fo:padding-right="0.3cm"/>
    </style:style>
    <style:style style:name="gr6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7.078cm" fo:padding-top="0cm" fo:padding-bottom="0.1cm" fo:padding-left="0.3cm" fo:padding-right="0.3cm"/>
    </style:style>
    <style:style style:name="gr7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4.078cm" fo:padding-top="0cm" fo:padding-bottom="0.1cm" fo:padding-left="0.3cm" fo:padding-right="0.3cm"/>
    </style:style>
    <style:style style:name="gr8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9.108cm" fo:padding-top="0cm" fo:padding-bottom="0.1cm" fo:padding-left="0.3cm" fo:padding-right="0.3cm"/>
    </style:style>
    <style:style style:name="gr9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19.108cm" fo:padding-top="0cm" fo:padding-bottom="0.1cm" fo:padding-left="0.3cm" fo:padding-right="0.3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116cm" fo:min-width="19.116cm" fo:padding-top="0cm" fo:padding-bottom="0.1cm" fo:padding-left="0.3cm" fo:padding-right="0.3cm"/>
    </style:style>
    <style:style style:name="gr19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8.602cm" fo:min-width="17.102cm" fo:padding-top="0cm" fo:padding-bottom="0.1cm" fo:padding-left="0.3cm" fo:padding-right="0.3cm"/>
    </style:style>
    <style:style style:name="gr20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4.25cm" fo:min-width="18.4cm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start-width="0.205cm" draw:marker-end="Arrow" draw:marker-end-width="0.255cm" svg:stroke-linecap="round" draw:fill="solid" draw:fill-color="#e6e6e6" draw:textarea-horizontal-align="center" draw:textarea-vertical-align="middle" draw:auto-grow-height="false" fo:min-height="0.5cm" fo:min-width="8.45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15cm" fo:min-width="36.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15cm" fo:min-width="2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525cm" fo:min-width="0.901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5cm" fo:min-width="0.9cm"/>
    </style:style>
    <style:style style:name="gr30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154cm" fo:min-width="1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65cm" fo:min-width="0.901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3" style:family="graphic" style:parent-style-name="standard">
      <style:graphic-properties draw:stroke="none" svg:stroke-width="0.044cm" draw:stroke-linejoin="miter" draw:fill="solid" draw:fill-color="#000000"/>
    </style:style>
    <style:style style:name="gr34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9.568cm" fo:min-width="17.068cm" fo:padding-top="0cm" fo:padding-bottom="0.1cm" fo:padding-left="0.3cm" fo:padding-right="0.3cm"/>
    </style:style>
    <style:style style:name="gr35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068cm" fo:min-width="9.068cm" fo:padding-top="0cm" fo:padding-bottom="0.1cm" fo:padding-left="0.3cm" fo:padding-right="0.3cm"/>
    </style:style>
    <style:style style:name="gr37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1cm" svg:stroke-color="#ffffff" draw:marker-start-width="0.5cm" draw:marker-end-width="0.5cm" draw:fill="solid" draw:fill-color="#ffffff" draw:textarea-horizontal-align="justify" draw:textarea-vertical-align="middle" draw:auto-grow-height="false" fo:min-height="1.25cm" fo:min-width="1.25cm" fo:padding-top="0.175cm" fo:padding-bottom="0.175cm" fo:padding-left="0.3cm" fo:padding-right="0.3cm"/>
    </style:style>
    <style:style style:name="gr4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32pt" style:font-size-asian="18pt" style:font-size-complex="18pt"/>
    </style:style>
    <style:style style:name="P3" style:family="paragraph">
      <loext:graphic-properties draw:fill="solid" draw:fill-color="#e6e6e6"/>
      <style:paragraph-properties fo:text-align="center"/>
      <style:text-properties style:font-name="Liberation Mono" fo:font-size="18pt" style:font-size-asian="18pt" style:font-size-complex="18pt"/>
    </style:style>
    <style:style style:name="P4" style:family="paragraph">
      <loext:graphic-properties draw:fill="solid" draw:fill-color="#b3b3ff"/>
      <style:paragraph-properties fo:text-align="center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solid" draw:fill-color="#b3ffb3"/>
      <style:paragraph-properties fo:text-align="center"/>
    </style:style>
    <style:style style:name="P7" style:family="paragraph">
      <loext:graphic-properties draw:fill="solid" draw:fill-color="#ffffb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17" style:family="paragraph">
      <loext:graphic-properties draw:fill="solid" draw:fill-color="#000000"/>
      <style:paragraph-properties fo:text-align="center"/>
      <style:text-properties fo:font-size="60pt" style:font-size-asian="18pt" style:font-size-complex="18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 draw:opacity="0%"/>
    </style:style>
    <style:style style:name="P20" style:family="paragraph">
      <loext:graphic-properties draw:fill="solid" draw:fill-color="#000000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color="#808080" style:font-name="Liberation Sans1" fo:font-size="36pt" fo:font-weight="bold" style:font-size-asian="18pt" style:font-size-complex="18pt"/>
    </style:style>
    <style:style style:name="T3" style:family="text">
      <style:text-properties fo:color="#808080" style:font-name="Liberation Sans1" fo:font-size="40pt" fo:font-weight="bold" style:font-size-asian="18pt" style:font-size-complex="18pt"/>
    </style:style>
    <style:style style:name="T4" style:family="text">
      <style:text-properties fo:color="#191980" fo:font-size="18pt" fo:font-weight="bold" style:font-size-asian="18pt" style:font-size-complex="18pt"/>
    </style:style>
    <style:style style:name="T5" style:family="text">
      <style:text-properties fo:color="#801919" fo:font-size="18pt" fo:font-weight="bold" style:font-size-asian="18pt" style:font-size-complex="18pt"/>
    </style:style>
    <style:style style:name="T6" style:family="text">
      <style:text-properties fo:color="#000000" style:font-name="Liberation Mono" fo:font-size="18pt" fo:font-weight="bold" style:font-size-asian="18pt" style:font-size-complex="18pt"/>
    </style:style>
    <style:style style:name="T7" style:family="text">
      <style:text-properties fo:color="#801919" style:font-name="Liberation Mono" fo:font-size="18pt" fo:font-weight="bold" style:font-size-asian="18pt" style:font-size-complex="18pt"/>
    </style:style>
    <style:style style:name="T8" style:family="text">
      <style:text-properties fo:color="#000000" style:font-name="Liberation Mono" fo:font-size="22pt" fo:font-weight="bold" style:font-size-asian="18pt" style:font-size-complex="18pt"/>
    </style:style>
    <style:style style:name="T9" style:family="text">
      <style:text-properties style:font-name="Liberation Mono" fo:font-size="18pt" fo:font-weight="bold" style:font-size-asian="18pt" style:font-size-complex="18pt"/>
    </style:style>
    <style:style style:name="T10" style:family="text">
      <style:text-properties style:font-name="Liberation Mono" fo:font-size="12pt" fo:font-weight="bold" style:font-size-asian="18pt" style:font-size-complex="18pt"/>
    </style:style>
    <style:style style:name="T11" style:family="text">
      <style:text-properties style:font-name="Liberation Mono" fo:font-size="18pt" style:font-size-asian="18pt" style:font-size-complex="18pt"/>
    </style:style>
    <style:style style:name="T12" style:family="text">
      <style:text-properties fo:color="#191980" style:font-name="Liberation Mono" fo:font-size="18pt" fo:font-weight="bold" style:font-size-asian="18pt" style:font-size-complex="18pt"/>
    </style:style>
    <style:style style:name="T13" style:family="text">
      <style:text-properties fo:color="#0f4d0f" style:font-name="Liberation Mono" fo:font-size="18pt" fo:font-weight="bold" style:font-size-asian="18pt" style:font-size-complex="18pt"/>
    </style:style>
    <style:style style:name="T14" style:family="text">
      <style:text-properties style:font-name="Liberation Mono" fo:font-size="6pt" style:font-size-asian="18pt" style:font-size-complex="18pt"/>
    </style:style>
    <style:style style:name="T15" style:family="text">
      <style:text-properties fo:color="#0f4d0f" fo:font-size="18pt" fo:font-weight="bold" style:font-size-asian="18pt" style:font-size-complex="18pt"/>
    </style:style>
    <style:style style:name="T16" style:family="text">
      <style:text-properties style:font-name="Liberation Mono" fo:font-size="18pt" fo:font-weight="normal" style:font-size-asian="18pt" style:font-size-complex="18pt"/>
    </style:style>
    <style:style style:name="T17" style:family="text">
      <style:text-properties style:font-name="Liberation Mono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1.5cm" svg:height="16.5cm" svg:x="0.25cm" svg:y="53cm">
          <text:p text:style-name="P1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</text:span><text:span text:style-name="T1">i</text:span><text:span text:style-name="T1">c</text:span><text:span text:style-name="T1">a</text:span><text:span text:style-name="T1">l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0cm" svg:height="2.5cm" svg:x="6cm" svg:y="66.7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9.89201079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1.5cm" svg:height="20.5cm" svg:x="0.25cm" svg:y="29cm">
          <text:p text:style-name="P1"><text:span text:style-name="T1">Data </text:span><text:span text:style-name="T1">Stru</text:span><text:span text:style-name="T1">ctur</text:span><text:span text:style-name="T1">e </text:span><text:span text:style-name="T1">Rep</text:span><text:span text:style-name="T1">rese</text:span><text:span text:style-name="T1">nt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1.5cm" svg:height="21.75cm" svg:x="0.25cm" svg:y="0.25cm">
          <text:p text:style-name="P1"><text:span text:style-name="T1">T</text:span><text:span text:style-name="T1">e</text:span><text:span text:style-name="T1">xt</text:span><text:span text:style-name="T1">u</text:span><text:span text:style-name="T1">al </text:span><text:span text:style-name="T1">R</text:span><text:span text:style-name="T1">e</text:span><text:span text:style-name="T1">pr</text:span><text:span text:style-name="T1">e</text:span><text:span text:style-name="T1">s</text:span><text:span text:style-name="T1">e</text:span><text:span text:style-name="T1">nt</text:span><text:span text:style-name="T1">at</text:span><text:span text:style-name="T1">io</text:span><text:span text:style-name="T1">n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cm" svg:height="11cm" svg:x="16cm" svg:y="55.2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8cm" svg:height="11cm" svg:x="33.5cm" svg:y="55.25cm">
          <text:p text:style-name="P1"><text:span text:style-name="T2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5cm" svg:height="11cm" svg:x="0.5cm" svg:y="55.2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0cm" svg:height="18cm" svg:x="0.5cm" svg:y="31.25cm">
          <text:p text:style-name="P1"><text:span text:style-name="T2">P</text:span><text:span text:style-name="T2">r</text:span><text:span text:style-name="T2">o</text:span><text:span text:style-name="T2">p</text:span><text:span text:style-name="T2">e</text:span><text:span text:style-name="T2">rt</text:span><text:span text:style-name="T2">ie</text:span><text:span text:style-name="T2">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1079.89201079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0cm" svg:height="18cm" svg:x="11cm" svg:y="31.25cm">
          <text:p text:style-name="P1"><text:span text:style-name="T2">C</text:span><text:span text:style-name="T2">o</text:span><text:span text:style-name="T2">nt</text:span><text:span text:style-name="T2">ro</text:span><text:span text:style-name="T2">l </text:span><text:span text:style-name="T2">Fl</text:span><text:span text:style-name="T2">o</text:span><text:span text:style-name="T2">w </text:span><text:span text:style-name="T2">G</text:span><text:span text:style-name="T2">ra</text:span><text:span text:style-name="T2">p</text:span><text:span text:style-name="T2">h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0cm" svg:height="18cm" svg:x="31.5cm" svg:y="31.25cm">
          <text:p text:style-name="P1"><text:span text:style-name="T2">D</text:span><text:span text:style-name="T2">at</text:span><text:span text:style-name="T2">a </text:span><text:span text:style-name="T2">Fl</text:span><text:span text:style-name="T2">o</text:span><text:span text:style-name="T2">w </text:span><text:span text:style-name="T2">G</text:span><text:span text:style-name="T2">r</text:span><text:span text:style-name="T2">a</text:span><text:span text:style-name="T2">p</text:span><text:span text:style-name="T2">h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4cm" svg:height="1.4cm" svg:x="21.3cm" svg:y="37.5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2" draw:id="id2" draw:layer="layout" svg:width="1cm" svg:height="1cm" svg:x="23.15cm" svg:y="3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1.4cm" svg:x="25.3cm" svg:y="37.5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1.3cm" svg:y="47.5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9.3cm" svg:y="45.5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7.3cm" svg:y="39.5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9.3cm" svg:y="33.5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3.3cm" svg:y="37.5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xml:id="id1" draw:id="id1" draw:layer="layout" svg:width="1.4cm" svg:height="1.4cm" svg:x="15.3cm" svg:y="43.5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21.3cm" svg:y="45.55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19.3cm" svg:y="39.55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25.2cm" svg:y="45.55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23.3cm" svg:y="43.55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17.3cm" svg:y="37.55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15.3cm" svg:y="35.55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1.8cm" svg:y="37.55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1.8cm" svg:y="41.5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5.8cm" svg:y="37.55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9.8cm" svg:y="45.55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7.8cm" svg:y="39.55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5.8cm" svg:y="43.55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39.8cm" svg:y="39.55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37.8cm" svg:y="37.55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32.85cm" svg:y1="34.6cm" svg:x2="32.85cm" svg:y2="47.9cm">
          <text:p/>
        </draw:line>
        <draw:line draw:style-name="gr14" draw:text-style-name="P8" draw:layer="layout" svg:x1="32.15cm" svg:y1="47.9cm" svg:x2="32.15cm" svg:y2="34.6cm">
          <text:p/>
        </draw:line>
        <draw:line draw:style-name="gr14" draw:text-style-name="P8" draw:layer="layout" svg:x1="50.15cm" svg:y1="33.9cm" svg:x2="32.85cm" svg:y2="33.9cm">
          <text:p/>
        </draw:line>
        <draw:line draw:style-name="gr14" draw:text-style-name="P8" draw:layer="layout" svg:x1="33.2cm" svg:y1="34.25cm" svg:x2="44.5cm" svg:y2="35.55cm">
          <text:p/>
        </draw:line>
        <draw:line draw:style-name="gr14" draw:text-style-name="P8" draw:layer="layout" svg:x1="42.15cm" svg:y1="46.6cm" svg:x2="33.2cm" svg:y2="48.25cm">
          <text:p/>
        </draw:line>
        <draw:line draw:style-name="gr14" draw:text-style-name="P8" draw:layer="layout" svg:x1="42.85cm" svg:y1="45.9cm" svg:x2="44.5cm" svg:y2="36.95cm">
          <text:p/>
        </draw:line>
        <draw:line draw:style-name="gr14" draw:text-style-name="P8" draw:layer="layout" svg:x1="44.85cm" svg:y1="36.6cm" svg:x2="46.15cm" svg:y2="37.9cm">
          <text:p/>
        </draw:line>
        <draw:line draw:style-name="gr14" draw:text-style-name="P8" draw:layer="layout" svg:x1="48.85cm" svg:y1="47.9cm" svg:x2="50.15cm" svg:y2="46.6cm">
          <text:p/>
        </draw:line>
        <draw:line draw:style-name="gr14" draw:text-style-name="P8" draw:layer="layout" svg:x1="46.85cm" svg:y1="46.6cm" svg:x2="48.15cm" svg:y2="47.9cm">
          <text:p/>
        </draw:line>
        <draw:line draw:style-name="gr14" draw:text-style-name="P8" draw:layer="layout" svg:x1="48.85cm" svg:y1="39.9cm" svg:x2="50.15cm" svg:y2="34.6cm">
          <text:p/>
        </draw:line>
        <draw:line draw:style-name="gr14" draw:text-style-name="P8" draw:layer="layout" svg:x1="50.5cm" svg:y1="45.55cm" svg:x2="50.5cm" svg:y2="34.95cm">
          <text:p/>
        </draw:line>
        <draw:line draw:style-name="gr14" draw:text-style-name="P8" draw:layer="layout" svg:x1="46.85cm" svg:y1="41.9cm" svg:x2="48.15cm" svg:y2="40.6cm">
          <text:p/>
        </draw:line>
        <draw:line draw:style-name="gr14" draw:text-style-name="P8" draw:layer="layout" svg:x1="44.85cm" svg:y1="43.9cm" svg:x2="46.15cm" svg:y2="42.6cm">
          <text:p/>
        </draw:line>
        <draw:line draw:style-name="gr14" draw:text-style-name="P8" draw:layer="layout" svg:x1="41.2cm" svg:y1="44.25cm" svg:x2="47.8cm" svg:y2="48.25cm">
          <text:p/>
        </draw:line>
        <draw:line draw:style-name="gr14" draw:text-style-name="P8" draw:layer="layout" svg:x1="40.85cm" svg:y1="43.9cm" svg:x2="45.8cm" svg:y2="42.25cm">
          <text:p/>
        </draw:line>
        <draw:line draw:style-name="gr14" draw:text-style-name="P8" draw:layer="layout" svg:x1="40.5cm" svg:y1="39.55cm" svg:x2="40.5cm" svg:y2="36.95cm">
          <text:p/>
        </draw:line>
        <draw:line draw:style-name="gr14" draw:text-style-name="P8" draw:layer="layout" svg:x1="40.5cm" svg:y1="40.95cm" svg:x2="40.5cm" svg:y2="43.65cm">
          <text:p/>
        </draw:line>
        <draw:line draw:style-name="gr14" draw:text-style-name="P8" draw:layer="layout" svg:x1="40.85cm" svg:y1="36.6cm" svg:x2="42.15cm" svg:y2="37.9cm">
          <text:p/>
        </draw:line>
        <draw:line draw:style-name="gr14" draw:text-style-name="P8" draw:layer="layout" svg:x1="38.85cm" svg:y1="37.9cm" svg:x2="40.15cm" svg:y2="36.6cm">
          <text:p/>
        </draw:line>
        <draw:line draw:style-name="gr14" draw:text-style-name="P8" draw:layer="layout" svg:x1="36.15cm" svg:y1="36.6cm" svg:x2="34.85cm" svg:y2="37.9cm">
          <text:p/>
        </draw:line>
        <draw:line draw:style-name="gr14" draw:text-style-name="P8" draw:layer="layout" svg:x1="34.85cm" svg:y1="42.6cm" svg:x2="36.15cm" svg:y2="43.9cm">
          <text:p/>
        </draw:line>
        <draw:line draw:style-name="gr14" draw:text-style-name="P8" draw:layer="layout" svg:x1="34.15cm" svg:y1="38.6cm" svg:x2="34.15cm" svg:y2="41.9cm">
          <text:p/>
        </draw:line>
        <draw:line draw:style-name="gr14" draw:text-style-name="P8" draw:layer="layout" svg:x1="34.85cm" svg:y1="38.6cm" svg:x2="39.8cm" svg:y2="44.25cm">
          <text:p/>
        </draw:line>
        <draw:line draw:style-name="gr14" draw:text-style-name="P8" draw:layer="layout" svg:x1="40.15cm" svg:y1="43.9cm" svg:x2="35.2cm" svg:y2="38.25cm">
          <text:p/>
        </draw:line>
        <draw:line draw:style-name="gr14" draw:text-style-name="P8" draw:layer="layout" svg:x1="38.15cm" svg:y1="38.6cm" svg:x2="34.85cm" svg:y2="41.9cm">
          <text:p/>
        </draw:line>
        <draw:custom-shape draw:style-name="gr15" draw:text-style-name="P9" draw:layer="layout" svg:width="1cm" svg:height="0.8cm" svg:x="32.35cm" svg:y="41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1.651cm" svg:y="40.4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18cm" svg:y="47.0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1cm" svg:y="33.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cm" svg:y="36.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3.65cm" svg:y="39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1cm" svg:y="3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5cm" svg:y="3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7cm" svg:y="40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5cm" svg:y="42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9cm" svg:y="4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7cm" svg:y="4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cm" svg:y="42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0cm" svg:y="37.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0cm" svg:y="41.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9cm" svg:y="36.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50cm" svg:y="39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3.18cm" svg:y="41.0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3.65cm" svg:y="42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9cm" svg:y="3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.13cm" svg:y="40.6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13cm" svg:y="41.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05cm" svg:y="40.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0.35cm" svg:y1="36.6cm" svg:x2="21.65cm" svg:y2="37.9cm">
          <text:p/>
        </draw:line>
        <draw:custom-shape draw:style-name="gr15" draw:text-style-name="P9" draw:layer="layout" svg:width="1cm" svg:height="0.8cm" svg:x="20.5cm" svg:y="3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4.35cm" svg:y1="36.6cm" svg:x2="25.65cm" svg:y2="37.9cm">
          <text:p/>
        </draw:line>
        <draw:custom-shape draw:style-name="gr15" draw:text-style-name="P9" draw:layer="layout" svg:width="1cm" svg:height="0.8cm" svg:x="24.5cm" svg:y="3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4.35cm" svg:y1="42.6cm" svg:x2="15.65cm" svg:y2="43.9cm">
          <text:p/>
        </draw:line>
        <draw:custom-shape draw:style-name="gr15" draw:text-style-name="P9" draw:layer="layout" svg:width="1cm" svg:height="0.8cm" svg:x="14.5cm" svg:y="42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35cm" svg:y1="47.9cm" svg:x2="29.65cm" svg:y2="46.6cm">
          <text:p/>
        </draw:line>
        <draw:custom-shape draw:style-name="gr15" draw:text-style-name="P9" draw:layer="layout" svg:width="1cm" svg:height="0.8cm" svg:x="28.5cm" svg:y="46.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6.35cm" svg:y1="41.9cm" svg:x2="27.65cm" svg:y2="40.6cm">
          <text:p/>
        </draw:line>
        <draw:custom-shape draw:style-name="gr15" draw:text-style-name="P9" draw:layer="layout" svg:width="1cm" svg:height="0.8cm" svg:x="26.5cm" svg:y="40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35cm" svg:y1="39.9cm" svg:x2="29.65cm" svg:y2="34.6cm">
          <text:p/>
        </draw:line>
        <draw:custom-shape draw:style-name="gr15" draw:text-style-name="P9" draw:layer="layout" svg:width="1cm" svg:height="0.8cm" svg:x="28.5cm" svg:y="3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2.35cm" svg:y1="37.9cm" svg:x2="23.65cm" svg:y2="36.6cm">
          <text:p/>
        </draw:line>
        <draw:custom-shape draw:style-name="gr15" draw:text-style-name="P9" draw:layer="layout" svg:width="1cm" svg:height="0.8cm" svg:x="22.5cm" svg:y="36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1.65cm" svg:y1="42.6cm" svg:x2="20.35cm" svg:y2="43.9cm">
          <text:p/>
        </draw:line>
        <draw:custom-shape draw:style-name="gr15" draw:text-style-name="P9" draw:layer="layout" svg:width="1cm" svg:height="0.8cm" svg:x="20.5cm" svg:y="42.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4cm" svg:y1="38.95cm" svg:x2="14cm" svg:y2="41.55cm">
          <text:p/>
        </draw:line>
        <draw:line draw:style-name="gr14" draw:text-style-name="P8" draw:layer="layout" svg:x1="22cm" svg:y1="38.95cm" svg:x2="22cm" svg:y2="41.55cm">
          <text:p/>
        </draw:line>
        <draw:custom-shape draw:style-name="gr15" draw:text-style-name="P9" draw:layer="layout" svg:width="1cm" svg:height="0.8cm" svg:x="13.5cm" svg:y="39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21.5cm" svg:y="39.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6.7cm" svg:y1="44.25cm" svg:x2="19.3cm" svg:y2="44.25cm">
          <text:p/>
        </draw:line>
        <draw:custom-shape draw:style-name="gr15" draw:text-style-name="P9" draw:layer="layout" svg:width="1cm" svg:height="0.8cm" svg:x="17.5cm" svg:y="43.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2.35cm" svg:y1="34.6cm" svg:x2="13.65cm" svg:y2="37.9cm">
          <text:p/>
        </draw:line>
        <draw:custom-shape draw:style-name="gr15" draw:text-style-name="P9" draw:layer="layout" svg:width="1cm" svg:height="0.8cm" svg:x="12.5cm" svg:y="35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9.3cm" svg:y1="34.25cm" svg:x2="12.7cm" svg:y2="34.25cm">
          <text:p/>
        </draw:line>
        <draw:custom-shape draw:style-name="gr15" draw:text-style-name="P9" draw:layer="layout" svg:width="1cm" svg:height="0.8cm" svg:x="20.5cm" svg:y="33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9.65cm" svg:y1="45.9cm" svg:x2="26.35cm" svg:y2="42.6cm">
          <text:p/>
        </draw:line>
        <draw:custom-shape draw:style-name="gr15" draw:text-style-name="P9" draw:layer="layout" svg:width="1cm" svg:height="0.8cm" svg:x="27.5cm" svg:y="43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2.7cm" svg:y1="48.25cm" svg:x2="27.3cm" svg:y2="48.25cm">
          <text:p/>
        </draw:line>
        <draw:custom-shape draw:style-name="gr15" draw:text-style-name="P9" draw:layer="layout" svg:width="1cm" svg:height="0.8cm" svg:x="19.5cm" svg:y="47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9.65cm" svg:y1="44.6cm" svg:x2="12.35cm" svg:y2="47.9cm">
          <text:p/>
        </draw:line>
        <draw:custom-shape draw:style-name="gr15" draw:text-style-name="P9" draw:layer="layout" svg:width="1cm" svg:height="0.8cm" svg:x="15.5cm" svg:y="45.8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9cm" svg:height="0.6cm" svg:x="7.1cm" svg:y="32.95cm">
          <text:p text:style-name="P1"><text:span text:style-name="T4">i</text:span><text:span text:style-name="T4">c</text:span><text:span text:style-name="T4">m</text:span><text:span text:style-name="T4">p</text:span><text:span text:style-name="T4"> </text:span><text:span text:style-name="T4">e</text:span><text:span text:style-name="T4">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3.55cm">
          <text:p text:style-name="P1"><text:span text:style-name="T4">c</text:span><text:span text:style-name="T4">o</text:span><text:span text:style-name="T4">n</text:span><text:span text:style-name="T4">d</text:span><text:span text:style-name="T4"> </text:span><text:span text:style-name="T4">b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4.15cm">
          <text:p text:style-name="P1"><text:span text:style-name="T4">b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4.75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5.35cm">
          <text:p text:style-name="P1"><text:span text:style-name="T4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5.95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6.55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7.15cm">
          <text:p text:style-name="P1"><text:span text:style-name="T4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7.75cm">
          <text:p text:style-name="P1"><text:span text:style-name="T4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8.35cm">
          <text:p text:style-name="P1"><text:span text:style-name="T4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8.95cm">
          <text:p text:style-name="P1"><text:span text:style-name="T4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9.55cm">
          <text:p text:style-name="P1"><text:span text:style-name="T4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0.15cm">
          <text:p text:style-name="P1"><text:span text:style-name="T4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0.75cm">
          <text:p text:style-name="P1"><text:span text:style-name="T4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1.35cm">
          <text:p text:style-name="P1"><text:span text:style-name="T4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1.95cm">
          <text:p text:style-name="P1"><text:span text:style-name="T4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6.1cm" svg:y1="33.25cm" svg:x2="7.1cm" svg:y2="33.25cm">
          <text:p/>
        </draw:line>
        <draw:line draw:style-name="gr14" draw:text-style-name="P8" draw:layer="layout" svg:x1="6.1cm" svg:y1="33.85cm" svg:x2="7.1cm" svg:y2="33.85cm">
          <text:p/>
        </draw:line>
        <draw:line draw:style-name="gr14" draw:text-style-name="P8" draw:layer="layout" svg:x1="6.1cm" svg:y1="34.45cm" svg:x2="7.1cm" svg:y2="34.45cm">
          <text:p/>
        </draw:line>
        <draw:line draw:style-name="gr14" draw:text-style-name="P8" draw:layer="layout" svg:x1="6.1cm" svg:y1="35.05cm" svg:x2="7.1cm" svg:y2="35.05cm">
          <text:p/>
        </draw:line>
        <draw:line draw:style-name="gr14" draw:text-style-name="P8" draw:layer="layout" svg:x1="6.1cm" svg:y1="35.65cm" svg:x2="7.1cm" svg:y2="35.65cm">
          <text:p/>
        </draw:line>
        <draw:line draw:style-name="gr14" draw:text-style-name="P8" draw:layer="layout" svg:x1="6.1cm" svg:y1="36.25cm" svg:x2="7.1cm" svg:y2="36.25cm">
          <text:p/>
        </draw:line>
        <draw:line draw:style-name="gr14" draw:text-style-name="P8" draw:layer="layout" svg:x1="6.1cm" svg:y1="36.85cm" svg:x2="7.1cm" svg:y2="36.85cm">
          <text:p/>
        </draw:line>
        <draw:line draw:style-name="gr14" draw:text-style-name="P8" draw:layer="layout" svg:x1="6.1cm" svg:y1="37.45cm" svg:x2="7.1cm" svg:y2="37.45cm">
          <text:p/>
        </draw:line>
        <draw:line draw:style-name="gr14" draw:text-style-name="P8" draw:layer="layout" svg:x1="6.1cm" svg:y1="38.05cm" svg:x2="7.1cm" svg:y2="38.05cm">
          <text:p/>
        </draw:line>
        <draw:line draw:style-name="gr14" draw:text-style-name="P8" draw:layer="layout" svg:x1="6.1cm" svg:y1="38.65cm" svg:x2="7.1cm" svg:y2="38.65cm">
          <text:p/>
        </draw:line>
        <draw:line draw:style-name="gr14" draw:text-style-name="P8" draw:layer="layout" svg:x1="6.1cm" svg:y1="39.25cm" svg:x2="7.1cm" svg:y2="39.25cm">
          <text:p/>
        </draw:line>
        <draw:line draw:style-name="gr14" draw:text-style-name="P8" draw:layer="layout" svg:x1="6.1cm" svg:y1="39.85cm" svg:x2="7.1cm" svg:y2="39.85cm">
          <text:p/>
        </draw:line>
        <draw:line draw:style-name="gr14" draw:text-style-name="P8" draw:layer="layout" svg:x1="6.1cm" svg:y1="40.45cm" svg:x2="7.1cm" svg:y2="40.45cm">
          <text:p/>
        </draw:line>
        <draw:line draw:style-name="gr14" draw:text-style-name="P8" draw:layer="layout" svg:x1="6.1cm" svg:y1="41.05cm" svg:x2="7.1cm" svg:y2="41.05cm">
          <text:p/>
        </draw:line>
        <draw:line draw:style-name="gr14" draw:text-style-name="P8" draw:layer="layout" svg:x1="6.1cm" svg:y1="41.65cm" svg:x2="7.1cm" svg:y2="41.65cm">
          <text:p/>
        </draw:line>
        <draw:line draw:style-name="gr14" draw:text-style-name="P8" draw:layer="layout" svg:x1="6.1cm" svg:y1="42.25cm" svg:x2="7.1cm" svg:y2="42.25cm">
          <text:p/>
        </draw:line>
        <draw:custom-shape draw:style-name="gr17" draw:text-style-name="P11" draw:layer="layout" svg:width="2.901cm" svg:height="0.6cm" svg:x="0.999cm" svg:y="43.55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2.901cm" svg:height="0.6cm" svg:x="0.999cm" svg:y="44.15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2.901cm" svg:height="0.6cm" svg:x="0.999cm" svg:y="44.75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9cm" svg:y1="43.85cm" svg:x2="3.9cm" svg:y2="43.85cm">
          <text:p/>
        </draw:line>
        <draw:line draw:style-name="gr14" draw:text-style-name="P8" draw:layer="layout" svg:x1="4.9cm" svg:y1="44.45cm" svg:x2="3.9cm" svg:y2="44.45cm">
          <text:p/>
        </draw:line>
        <draw:line draw:style-name="gr14" draw:text-style-name="P8" draw:layer="layout" svg:x1="4.9cm" svg:y1="45.05cm" svg:x2="3.9cm" svg:y2="45.05cm">
          <text:p/>
        </draw:line>
        <draw:custom-shape draw:style-name="gr18" draw:text-style-name="P3" draw:layer="layout" svg:width="20cm" svg:height="19.5cm" svg:x="31.5cm" svg:y="2.25cm">
          <text:p text:style-name="P1"><text:span text:style-name="T2">LLVM Intermediate</text:span></text:p>
          <text:p text:style-name="P12"><text:span text:style-name="T6"/></text:p>
          <text:p text:style-name="P12"><text:span text:style-name="T6">define </text:span><text:span text:style-name="T7">double</text:span><text:span text:style-name="T6"> @dot(</text:span><text:span text:style-name="T7">double*</text:span><text:span text:style-name="T6">, </text:span><text:span text:style-name="T7">double*</text:span><text:span text:style-name="T6">, </text:span><text:span text:style-name="T7">i64</text:span><text:span text:style-name="T6">) {</text:span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8"/></text:p>
          <text:p text:style-name="P12"><text:span text:style-name="T6">}</text:span></text:p>
          <text:p text:style-name="P1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9.973001349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8cm" svg:height="9cm" svg:x="11cm" svg:y="2.25cm">
          <text:p text:style-name="P1"><text:span text:style-name="T2">C</text:span></text:p>
          <text:p text:style-name="P13"><text:span text:style-name="T9"/></text:p>
          <text:p text:style-name="P13"><text:span text:style-name="T9">double dot(double* a, double* b, uint64_t n)</text:span></text:p>
          <text:p text:style-name="P13"><text:span text:style-name="T9">{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0"/></text:p>
          <text:p text:style-name="P13"><text:span text:style-name="T9">}</text:span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9cm" svg:height="14.6cm" svg:x="32cm" svg:y="5.55cm">
          <text:p text:style-name="P12"><text:span text:style-name="T11"><text:s text:c="2"/></text:span><text:span text:style-name="T11">%4 = </text:span><text:span text:style-name="T12">icmp eq</text:span><text:span text:style-name="T11"> </text:span><text:span text:style-name="T7">i64</text:span><text:span text:style-name="T11"> %2, </text:span><text:span text:style-name="T13">0</text:span></text:p>
          <text:p text:style-name="P12"><text:span text:style-name="T11"><text:s text:c="2"/></text:span><text:span text:style-name="T12">br</text:span><text:span text:style-name="T11"> </text:span><text:span text:style-name="T7">i1</text:span><text:span text:style-name="T11"> %4, label %6, label %5</text:span></text:p>
          <text:p text:style-name="P12"><text:span text:style-name="T14"/></text:p>
          <text:p text:style-name="P12"><text:span text:style-name="T11">; &lt;label&gt;:5:</text:span></text:p>
          <text:p text:style-name="P12"><text:span text:style-name="T11"><text:s text:c="2"/></text:span><text:span text:style-name="T12">br</text:span><text:span text:style-name="T11"> label %8</text:span></text:p>
          <text:p text:style-name="P12"><text:span text:style-name="T14"/></text:p>
          <text:p text:style-name="P12"><text:span text:style-name="T11">; &lt;label&gt;:6:</text:span></text:p>
          <text:p text:style-name="P12"><text:span text:style-name="T11"><text:s text:c="2"/></text:span><text:span text:style-name="T11">%7 = </text:span><text:span text:style-name="T12">phi</text:span><text:span text:style-name="T11"> </text:span><text:span text:style-name="T7">double</text:span><text:span text:style-name="T11"> [ </text:span><text:span text:style-name="T13">0.0</text:span><text:span text:style-name="T11">, %3 ], [ %16, %8 ]</text:span></text:p>
          <text:p text:style-name="P12"><text:span text:style-name="T11"><text:s text:c="2"/></text:span><text:span text:style-name="T12">ret</text:span><text:span text:style-name="T11"> </text:span><text:span text:style-name="T7">double</text:span><text:span text:style-name="T11"> %7</text:span></text:p>
          <text:p text:style-name="P12"><text:span text:style-name="T14"/></text:p>
          <text:p text:style-name="P12"><text:span text:style-name="T11">; &lt;label&gt;:8:</text:span></text:p>
          <text:p text:style-name="P12"><text:span text:style-name="T11"><text:s text:c="2"/></text:span><text:span text:style-name="T11">%9 = </text:span><text:span text:style-name="T12">phi</text:span><text:span text:style-name="T11"> </text:span><text:span text:style-name="T7">i64</text:span><text:span text:style-name="T11"> [ %17, %8 ], [ </text:span><text:span text:style-name="T13">0</text:span><text:span text:style-name="T11">, %5 ]</text:span></text:p>
          <text:p text:style-name="P12"><text:span text:style-name="T11"><text:s text:c="2"/></text:span><text:span text:style-name="T11">%10 = </text:span><text:span text:style-name="T12">phi</text:span><text:span text:style-name="T11"> </text:span><text:span text:style-name="T7">double</text:span><text:span text:style-name="T11"> [ %16, %8 ], [ </text:span><text:span text:style-name="T13">0.0</text:span><text:span text:style-name="T11">, %5 ]</text:span></text:p>
          <text:p text:style-name="P12"><text:span text:style-name="T11"><text:s text:c="2"/></text:span><text:span text:style-name="T11">%11 = </text:span><text:span text:style-name="T12">getelementptr</text:span><text:span text:style-name="T11"> </text:span><text:span text:style-name="T7">double</text:span><text:span text:style-name="T11">, </text:span><text:span text:style-name="T7">double*</text:span><text:span text:style-name="T11"> %0, </text:span><text:span text:style-name="T7">i64</text:span><text:span text:style-name="T11"> %9</text:span></text:p>
          <text:p text:style-name="P12"><text:span text:style-name="T11"><text:s text:c="2"/></text:span><text:span text:style-name="T11">%12 = </text:span><text:span text:style-name="T12">load</text:span><text:span text:style-name="T11"> </text:span><text:span text:style-name="T7">double</text:span><text:span text:style-name="T11">, </text:span><text:span text:style-name="T7">double*</text:span><text:span text:style-name="T11"> %11</text:span></text:p>
          <text:p text:style-name="P12"><text:span text:style-name="T11"><text:s text:c="2"/></text:span><text:span text:style-name="T11">%13 = </text:span><text:span text:style-name="T12">getelementptr</text:span><text:span text:style-name="T11"> </text:span><text:span text:style-name="T7">double</text:span><text:span text:style-name="T11">, </text:span><text:span text:style-name="T7">double*</text:span><text:span text:style-name="T11"> %1, </text:span><text:span text:style-name="T7">i64</text:span><text:span text:style-name="T11"> %9</text:span></text:p>
          <text:p text:style-name="P12"><text:span text:style-name="T11"><text:s text:c="2"/></text:span><text:span text:style-name="T11">%14 = </text:span><text:span text:style-name="T12">load</text:span><text:span text:style-name="T11"> </text:span><text:span text:style-name="T7">double</text:span><text:span text:style-name="T11">, </text:span><text:span text:style-name="T7">double*</text:span><text:span text:style-name="T11"> %13</text:span></text:p>
          <text:p text:style-name="P12"><text:span text:style-name="T11"><text:s text:c="2"/></text:span><text:span text:style-name="T11">%15 = </text:span><text:span text:style-name="T12">fmul</text:span><text:span text:style-name="T11"> </text:span><text:span text:style-name="T7">double</text:span><text:span text:style-name="T11"> %12, %14</text:span></text:p>
          <text:p text:style-name="P12"><text:span text:style-name="T11"><text:s text:c="2"/></text:span><text:span text:style-name="T11">%16 = </text:span><text:span text:style-name="T12">fadd</text:span><text:span text:style-name="T11"> </text:span><text:span text:style-name="T7">double</text:span><text:span text:style-name="T11"> %10, %15</text:span></text:p>
          <text:p text:style-name="P12"><text:span text:style-name="T11"><text:s text:c="2"/></text:span><text:span text:style-name="T11">%17 = </text:span><text:span text:style-name="T12">add</text:span><text:span text:style-name="T11"> </text:span><text:span text:style-name="T7">i64</text:span><text:span text:style-name="T11"> %9, </text:span><text:span text:style-name="T13">1</text:span></text:p>
          <text:p text:style-name="P12"><text:span text:style-name="T11"><text:s text:c="2"/></text:span><text:span text:style-name="T11">%18 = </text:span><text:span text:style-name="T12">icmp eq</text:span><text:span text:style-name="T11"> </text:span><text:span text:style-name="T7">i64</text:span><text:span text:style-name="T11"> %17, %2</text:span></text:p>
          <text:p text:style-name="P12"><text:span text:style-name="T11"><text:s text:c="2"/></text:span><text:span text:style-name="T12">br</text:span><text:span text:style-name="T11"> </text:span><text:span text:style-name="T7">i1</text:span><text:span text:style-name="T11"> %18, label %6, label %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2.95cm">
          <text:p text:style-name="P1"><text:span text:style-name="T5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4.75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5.95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6.55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7.1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7.75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8.3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8.95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9.55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0.15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0.75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1.35cm">
          <text:p text:style-name="P1"><text:span text:style-name="T5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875cm" svg:y1="33.25cm" svg:x2="3.875cm" svg:y2="33.25cm">
          <text:p/>
        </draw:line>
        <draw:line draw:style-name="gr14" draw:text-style-name="P8" draw:layer="layout" svg:x1="4.875cm" svg:y1="35.05cm" svg:x2="3.875cm" svg:y2="35.05cm">
          <text:p/>
        </draw:line>
        <draw:line draw:style-name="gr14" draw:text-style-name="P8" draw:layer="layout" svg:x1="4.875cm" svg:y1="35.65cm" svg:x2="3.875cm" svg:y2="35.65cm">
          <text:p/>
        </draw:line>
        <draw:line draw:style-name="gr14" draw:text-style-name="P8" draw:layer="layout" svg:x1="4.875cm" svg:y1="36.25cm" svg:x2="3.875cm" svg:y2="36.25cm">
          <text:p/>
        </draw:line>
        <draw:line draw:style-name="gr14" draw:text-style-name="P8" draw:layer="layout" svg:x1="4.875cm" svg:y1="36.85cm" svg:x2="3.875cm" svg:y2="36.85cm">
          <text:p/>
        </draw:line>
        <draw:line draw:style-name="gr14" draw:text-style-name="P8" draw:layer="layout" svg:x1="4.875cm" svg:y1="37.45cm" svg:x2="3.875cm" svg:y2="37.45cm">
          <text:p/>
        </draw:line>
        <draw:line draw:style-name="gr14" draw:text-style-name="P8" draw:layer="layout" svg:x1="4.875cm" svg:y1="38.05cm" svg:x2="3.875cm" svg:y2="38.05cm">
          <text:p/>
        </draw:line>
        <draw:line draw:style-name="gr14" draw:text-style-name="P8" draw:layer="layout" svg:x1="4.875cm" svg:y1="38.65cm" svg:x2="3.875cm" svg:y2="38.65cm">
          <text:p/>
        </draw:line>
        <draw:line draw:style-name="gr14" draw:text-style-name="P8" draw:layer="layout" svg:x1="4.875cm" svg:y1="39.25cm" svg:x2="3.875cm" svg:y2="39.25cm">
          <text:p/>
        </draw:line>
        <draw:line draw:style-name="gr14" draw:text-style-name="P8" draw:layer="layout" svg:x1="4.875cm" svg:y1="39.85cm" svg:x2="3.875cm" svg:y2="39.85cm">
          <text:p/>
        </draw:line>
        <draw:line draw:style-name="gr14" draw:text-style-name="P8" draw:layer="layout" svg:x1="4.875cm" svg:y1="40.45cm" svg:x2="3.875cm" svg:y2="40.45cm">
          <text:p/>
        </draw:line>
        <draw:line draw:style-name="gr14" draw:text-style-name="P8" draw:layer="layout" svg:x1="4.875cm" svg:y1="41.05cm" svg:x2="3.875cm" svg:y2="41.05cm">
          <text:p/>
        </draw:line>
        <draw:line draw:style-name="gr14" draw:text-style-name="P8" draw:layer="layout" svg:x1="4.875cm" svg:y1="41.65cm" svg:x2="3.875cm" svg:y2="41.65cm">
          <text:p/>
        </draw:line>
        <draw:custom-shape draw:style-name="gr22" draw:text-style-name="P15" draw:layer="layout" svg:width="2.901cm" svg:height="0.6cm" svg:x="7.1cm" svg:y="43.55cm">
          <text:p text:style-name="P1"><text:span text:style-name="T1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2.901cm" svg:height="0.6cm" svg:x="7.1cm" svg:y="44.15cm">
          <text:p text:style-name="P1"><text:span text:style-name="T1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2.901cm" svg:height="0.6cm" svg:x="7.1cm" svg:y="44.75cm">
          <text:p text:style-name="P1"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6.1cm" svg:y1="43.85cm" svg:x2="7.1cm" svg:y2="43.85cm">
          <text:p/>
        </draw:line>
        <draw:line draw:style-name="gr14" draw:text-style-name="P8" draw:layer="layout" svg:x1="6.1cm" svg:y1="44.45cm" svg:x2="7.1cm" svg:y2="44.45cm">
          <text:p/>
        </draw:line>
        <draw:line draw:style-name="gr14" draw:text-style-name="P8" draw:layer="layout" svg:x1="6.1cm" svg:y1="45.05cm" svg:x2="7.1cm" svg:y2="45.05cm">
          <text:p/>
        </draw:line>
        <draw:custom-shape draw:style-name="gr21" draw:text-style-name="P11" draw:layer="layout" svg:width="2.9cm" svg:height="0.6cm" svg:x="1cm" svg:y="46.3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6.9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7.55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9cm" svg:y1="46.65cm" svg:x2="3.9cm" svg:y2="46.65cm">
          <text:p/>
        </draw:line>
        <draw:line draw:style-name="gr14" draw:text-style-name="P8" draw:layer="layout" svg:x1="4.9cm" svg:y1="47.25cm" svg:x2="3.9cm" svg:y2="47.25cm">
          <text:p/>
        </draw:line>
        <draw:line draw:style-name="gr14" draw:text-style-name="P8" draw:layer="layout" svg:x1="4.9cm" svg:y1="47.85cm" svg:x2="3.9cm" svg:y2="47.85cm">
          <text:p/>
        </draw:line>
        <draw:custom-shape draw:style-name="gr23" draw:text-style-name="P5" draw:layer="layout" svg:width="9cm" svg:height="0.8cm" svg:x="1cm" svg:y="42.65cm">
          <text:p text:style-name="P1">3 consta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9cm" svg:height="0.8cm" svg:x="1cm" svg:y="45.45cm">
          <text:p text:style-name="P1">3 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9cm" svg:height="0.8cm" svg:x="1cm" svg:y="48.25cm">
          <text:p text:style-name="P1">0 globa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7cm" svg:height="3.3cm" svg:x="11.5cm" svg:y="6.349cm">
          <text:p text:style-name="P12"><text:span text:style-name="T16"><text:s/></text:span><text:span text:style-name="T16">double d = 0.0;</text:span></text:p>
          <text:p text:style-name="P12"><text:span text:style-name="T16"><text:s/></text:span><text:span text:style-name="T16">for(int i = 0; i &lt; n; i++)</text:span></text:p>
          <text:p text:style-name="P12"><text:span text:style-name="T16"><text:s text:c="3"/></text:span><text:span text:style-name="T16">d += a[i]*b[i];</text:span></text:p>
          <text:p text:style-name="P12"><text:span text:style-name="T16"><text:s/></text:span><text:span text:style-name="T16">return d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8" draw:layer="layout" draw:type="curve" draw:line-skew="0.451cm" svg:x1="16cm" svg:y1="43.55cm" svg:x2="23.65cm" svg:y2="35.9cm" draw:start-shape="id1" draw:start-glue-point="4" draw:end-shape="id2" draw:end-glue-point="4" svg:d="M16000 43550c0-11548 7650-7723 7650-7650" svg:viewBox="0 0 7651 8316">
          <text:p/>
        </draw:connector>
        <draw:custom-shape draw:style-name="gr15" draw:text-style-name="P9" draw:layer="layout" svg:width="1cm" svg:height="0.8cm" svg:x="17.6cm" svg:y="35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4cm" svg:y="45.8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8.35cm" svg:y="34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7.5cm" svg:height="1.5cm" svg:x="4.75cm" svg:y="2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3cm" svg:height="2.5cm" svg:x="40cm" svg:y="22.25cm">
          <text:p/>
          <draw:enhanced-geometry svg:viewBox="0 0 21600 21600" draw:mirror-vertical="true" draw:text-areas="?f0 0 ?f2 ?f5" draw:type="down-arrow" draw:modifiers="12963.4546181527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40cm" svg:y="26.2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19.5cm" svg:y="26.2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4cm" svg:y="26.2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8" draw:layer="layout" svg:width="1.4cm" svg:height="0.7cm" svg:x="40.8cm" svg:y="24.4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40.8cm" svg:y="25.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20.3cm" svg:y="25.8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4.8cm" svg:y="25.9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3cm" svg:height="3cm" svg:x="21.25cm" svg:y="49.7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8" draw:layer="layout" svg:width="3cm" svg:height="3cm" svg:x="40.5cm" svg:y="49.7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8" draw:layer="layout" svg:width="3cm" svg:height="3cm" svg:x="5.25cm" svg:y="49.7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4§latex§\begin{align*}
T_\mathcal{F}={}&amp;{}\{(1,i1),(4,double),(6,i64),\dots\}\\
\subset{}&amp;{}\mathbb{N}\times{Types}_\text{LLVM}\\
I_\mathcal{F}={}&amp;{}\{(1,icmp\ eq),(2,cond\ br),\dots\}\\
\subset{}&amp;{}\mathbb{N}\times{Opcodes}_\text{LLVM}\\
C_\mathcal{F}={}&amp;{}\{(17,0), (18, 0), (19,1)\}\\
\subset{}&amp;{}\mathbb{N}\times\mathbb{R}\\
P_\mathcal{F}={}&amp;{}\{17, 18, 19\}\subset\mathbb{N}\\
G_\mathcal{F}={}&amp;{}\{\}\subset\mathbb{N}
\end{align*}§svg§600§TRUE§</svg:desc>
          <draw:polygon draw:style-name="gr32" draw:text-style-name="P19" draw:layer="layout" svg:width="14.025cm" svg:height="9.7cm" svg:x="1cm" svg:y="55.75cm" svg:viewBox="0 0 14026 9701" draw:points="7014,9701 0,9701 0,0 14026,0 14026,9701">
            <text:p/>
          </draw:polygon>
          <draw:path draw:style-name="gr33" draw:text-style-name="P20" draw:layer="layout" svg:width="0.575cm" svg:height="0.571cm" svg:x="1.19cm" svg:y="55.811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ath draw:style-name="gr33" draw:text-style-name="P20" draw:layer="layout" svg:width="0.523cm" svg:height="0.425cm" svg:x="1.684cm" svg:y="56.105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56.0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55.75cm" svg:viewBox="0 0 301 845" svg:d="M179 113c0-34 23-88 115-94 4-2 7-6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3.878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55.82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.617cm" svg:y="56.29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24cm" svg:height="0.567cm" svg:x="4.944cm" svg:y="55.82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279cm" svg:height="0.563cm" svg:x="5.286cm" svg:y="55.82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5.679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6.032cm" svg:y="56.29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6.418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6.687cm" svg:y="55.81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7.158cm" svg:y="56.29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402cm" svg:height="0.596cm" svg:x="7.494cm" svg:y="55.798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3" draw:text-style-name="P20" draw:layer="layout" svg:width="0.362cm" svg:height="0.383cm" svg:x="7.933cm" svg:y="56.009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35cm" svg:height="0.383cm" svg:x="8.333cm" svg:y="56.009cm" svg:viewBox="0 0 436 384" svg:d="M273 326c7 37 38 58 75 58 28 0 48-19 63-46 13-31 25-83 25-85 0-7-8-7-10-7-9 0-9 2-13 15-12 46-27 104-64 104-17 0-25-10-25-39 0-19 10-57 16-88l25-92c2-12 9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ath draw:style-name="gr33" draw:text-style-name="P20" draw:layer="layout" svg:width="0.312cm" svg:height="0.596cm" svg:x="8.83cm" svg:y="55.798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3" draw:text-style-name="P20" draw:layer="layout" svg:width="0.181cm" svg:height="0.596cm" svg:x="9.189cm" svg:y="55.798cm" svg:viewBox="0 0 182 597" svg:d="M182 10c0-2 0-10-11-10-19 0-81 8-104 8-6 2-15 2-15 19 0 9 8 9 21 9 40 0 40 6 40 14l-2 17-107 423c-2 9-4 15-4 28 0 48 38 79 77 79 29 0 50-17 65-48 15-33 25-81 25-82 0-10-8-10-10-10-9 0-9 4-13 15-13 56-31 106-63 106-27 0-27-27-27-39 0-21 2-24 6-40z">
            <text:p/>
          </draw:path>
          <draw:path draw:style-name="gr33" draw:text-style-name="P20" draw:layer="layout" svg:width="0.325cm" svg:height="0.383cm" svg:x="9.46cm" svg:y="56.009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197cm" svg:height="0.844cm" svg:x="9.861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0.214cm" svg:y="56.29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10.6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10.879cm" svg:y="55.82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11.338cm" svg:y="56.29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24cm" svg:height="0.567cm" svg:x="11.666cm" svg:y="55.82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35cm" svg:height="0.581cm" svg:x="11.967cm" svg:y="55.82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375cm" svg:height="0.571cm" svg:x="12.376cm" svg:y="55.81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197cm" svg:height="0.844cm" svg:x="12.824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3.175cm" svg:y="56.29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091cm" svg:height="0.091cm" svg:x="13.551cm" svg:y="56.293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926cm" svg:y="56.293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4.3cm" svg:y="56.293cm" svg:viewBox="0 0 92 92" svg:d="M92 46c0-25-21-46-46-46s-46 21-46 46 21 46 46 46 46-21 46-46z">
            <text:p/>
          </draw:path>
          <draw:path draw:style-name="gr33" draw:text-style-name="P20" draw:layer="layout" svg:width="0.3cm" svg:height="0.844cm" svg:x="14.663cm" svg:y="55.75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57.192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57.07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57.234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75cm" svg:height="0.571cm" svg:x="5.034cm" svg:y="57.077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ath draw:style-name="gr33" draw:text-style-name="P20" draw:layer="layout" svg:width="0.391cm" svg:height="0.546cm" svg:x="5.648cm" svg:y="57.27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3" draw:text-style-name="P20" draw:layer="layout" svg:width="0.441cm" svg:height="0.537cm" svg:x="6.04cm" svg:y="57.274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5cm" svg:height="0.383cm" svg:x="6.53cm" svg:y="57.27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3" draw:text-style-name="P20" draw:layer="layout" svg:width="0.312cm" svg:height="0.383cm" svg:x="6.927cm" svg:y="57.274cm" svg:viewBox="0 0 313 384" svg:d="M288 58c-25 0-40 19-40 38 0 12 7 25 25 25 19 0 40-15 40-48 0-38-37-73-102-73-111 0-144 86-144 123 0 67 64 81 89 84 44 10 88 18 88 66 0 21-19 92-121 92-14 0-79 0-98-44 33 3 54-22 54-46 0-20-14-29-31-29-23 0-48 17-48 55 0 48 48 83 121 83 138 0 171-102 171-140 0-31-16-52-27-64-23-23-46-26-85-34-30-8-63-14-63-52 0-23 19-75 94-75 21 0 64 6 77 39z">
            <text:p/>
          </draw:path>
          <draw:path draw:style-name="gr33" draw:text-style-name="P20" draw:layer="layout" svg:width="0.352cm" svg:height="0.404cm" svg:x="7.313cm" svg:y="57.45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352cm" svg:height="0.404cm" svg:x="7.73cm" svg:y="57.45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462cm" svg:height="0.416cm" svg:x="8.06cm" svg:y="57.451cm" svg:viewBox="0 0 463 417" svg:d="M396 61c7-19 21-40 67-40v-21c-18 2-41 2-58 2-23 0-67-2-71-2v21c21 0 40 10 40 29 0 4 0 8-2 11l-122 286-129-299c-4-8-4-10-4-12 0-15 31-15 48-15v-21c-31 2-69 2-90 2-29 0-73-2-75-2v21h10c32 0 42 4 50 21l153 361c6 10 8 14 17 14 6 0 14 0 18-12z">
            <text:p/>
          </draw:path>
          <draw:path draw:style-name="gr33" draw:text-style-name="P20" draw:layer="layout" svg:width="0.535cm" svg:height="0.404cm" svg:x="8.577cm" svg:y="57.451cm" svg:viewBox="0 0 536 405" svg:d="M127 13c-6-13-12-13-23-13h-104v21h13c47 0 48 6 48 27v294c0 15 0 42-61 42v21c25-2 48-2 73-2 23 0 48 0 71 2v-21c-60 0-60-27-60-42v-313l154 363c4 7 6 13 15 13 4 0 10-2 14-11l157-373v2 334c0 21-2 27-46 27h-15v21c29-2 61-2 86-2s58 0 87 2v-21h-16c-44 0-46-6-46-27v-309c0-19 2-27 46-27h16v-21h-104c-12 0-17 0-21 12l-144 335z">
            <text:p/>
          </draw:path>
          <draw:path draw:style-name="gr33" draw:text-style-name="P20" draw:layer="layout" svg:width="0.391cm" svg:height="0.577cm" svg:x="1.321cm" svg:y="58.33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6 2-14 4-20z">
            <text:p/>
          </draw:path>
          <draw:path draw:style-name="gr33" draw:text-style-name="P20" draw:layer="layout" svg:width="0.523cm" svg:height="0.423cm" svg:x="1.684cm" svg:y="58.636cm" svg:viewBox="0 0 524 424" svg:d="M524 23c0-19-29-23-42-23h-275c-57 0-92 27-99 44 0 2-2 6-2 8 0 4 2 6 5 6 14 0 31-12 41-20 11-2 32-2 46-2h57c-17 83-30 118-48 169-13 43-69 167-86 183-46 0-58-23-67-41-2 0-2-1-6-1-17 0-48 21-48 32 0 4 19 46 75 46 40 0 82-27 102-55 21-33 53-104 69-142h126v1c2 2 2 4 6 4 18 0 50-19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58.6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58.28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8-3-39v-178c0-39-6-54-33-81-19-17-42-25-67-33 69-19 100-57 100-107z">
            <text:p/>
          </draw:path>
          <draw:path draw:style-name="gr33" draw:text-style-name="P20" draw:layer="layout" svg:width="0.197cm" svg:height="0.844cm" svg:x="3.878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.617cm" svg:y="58.82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224cm" svg:height="0.567cm" svg:x="4.944cm" svg:y="58.35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329cm" svg:height="0.383cm" svg:x="5.245cm" svg:y="58.54cm" svg:viewBox="0 0 330 384" svg:d="M301 52c-13 0-25 0-38 13-13 12-13 27-13 33 0 19 13 29 30 29 25 0 48-19 48-54 0-42-40-73-101-73-114 0-227 121-227 240 0 77 50 144 138 144 121 0 192-90 192-100 0-6-6-11-9-11-6 0-6 2-12 9-67 83-159 83-171 83-52 0-75-41-75-92 0-35 18-117 46-169 25-48 73-85 119-85 29 0 62 10 73 33z">
            <text:p/>
          </draw:path>
          <draw:path draw:style-name="gr33" draw:text-style-name="P20" draw:layer="layout" svg:width="0.692cm" svg:height="0.383cm" svg:x="5.599cm" svg:y="58.54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9-7-10 0-10 2-14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3" draw:text-style-name="P20" draw:layer="layout" svg:width="0.441cm" svg:height="0.537cm" svg:x="6.288cm" svg:y="58.54cm" svg:viewBox="0 0 442 538" svg:d="M65 478c-7 29-7 35-46 35-9 0-19 0-19 15 0 8 4 10 12 10 23 0 46-2 71-2 26 0 55 2 82 2 6 0 15 0 15-16 0-9-7-9-19-9-42 0-42-6-42-14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5cm" svg:height="0.383cm" svg:x="7.06cm" svg:y="58.54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348cm" svg:height="0.537cm" svg:x="7.448cm" svg:y="58.54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6 2-11 4-19zM115 365c-52 0-55-66-55-79 0-42 24-134 40-169 25-63 69-98 104-98 55 0 67 67 67 75 0 4-46 190-48 192-14 25-62 79-108 79z">
            <text:p/>
          </draw:path>
          <draw:path draw:style-name="gr33" draw:text-style-name="P20" draw:layer="layout" svg:width="0.197cm" svg:height="0.844cm" svg:x="7.868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8.221cm" svg:y="58.82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197cm" svg:height="0.844cm" svg:x="8.607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8.893cm" svg:y="58.35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099cm" svg:height="0.252cm" svg:x="9.346cm" svg:y="58.82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329cm" svg:height="0.383cm" svg:x="9.682cm" svg:y="58.54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  <draw:path draw:style-name="gr33" draw:text-style-name="P20" draw:layer="layout" svg:width="0.362cm" svg:height="0.383cm" svg:x="10.047cm" svg:y="58.54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58cm" svg:height="0.383cm" svg:x="10.447cm" svg:y="58.54cm" svg:viewBox="0 0 459 384" svg:d="M50 324c-2 14-8 33-8 37 0 15 12 23 25 23 10 0 25-8 31-23 2-2 11-42 17-63l17-77c6-17 12-37 16-56 4-15 9-40 9-42 14-27 58-104 139-104 38 0 46 31 46 60 0 52-41 159-54 197-8 20-10 29-10 39 0 40 31 69 70 69 80 0 111-123 111-131 0-7-8-7-10-7-9 0-9 2-13 15-17 58-44 104-87 104-13 0-19-8-19-27 0-21 8-42 16-62 15-44 50-138 50-186 0-55-37-90-96-90-77 0-120 54-133 73-4-46-38-73-79-73-38 0-53 33-63 48-13 29-25 79-25 83 0 7 8 7 10 7 9 0 9 0 15-19 13-59 31-100 61-100 18 0 27 10 27 39 0 17-4 26-13 71z">
            <text:p/>
          </draw:path>
          <draw:path draw:style-name="gr33" draw:text-style-name="P20" draw:layer="layout" svg:width="0.402cm" svg:height="0.596cm" svg:x="10.963cm" svg:y="58.328cm" svg:viewBox="0 0 403 597" svg:d="M403 10c0-2 0-10-11-10-12 0-92 8-108 10-6 0-11 5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3" draw:text-style-name="P20" draw:layer="layout" svg:width="0.312cm" svg:height="0.596cm" svg:x="11.689cm" svg:y="58.328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0 0 54 25 54 79 0 50-29 148-45 180-27 56-67 87-99 87-29 0-58-23-58-85 0-17 0-32 15-86z">
            <text:p/>
          </draw:path>
          <draw:path draw:style-name="gr33" draw:text-style-name="P20" draw:layer="layout" svg:width="0.345cm" svg:height="0.383cm" svg:x="12.035cm" svg:y="58.54cm" svg:viewBox="0 0 346 384" svg:d="M50 324c-2 14-8 33-8 37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6-13 71z">
            <text:p/>
          </draw:path>
          <draw:path draw:style-name="gr33" draw:text-style-name="P20" draw:layer="layout" svg:width="0.197cm" svg:height="0.844cm" svg:x="12.463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2.816cm" svg:y="58.82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091cm" svg:height="0.091cm" svg:x="13.19cm" svg:y="58.824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565cm" svg:y="58.824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939cm" svg:y="58.824cm" svg:viewBox="0 0 92 92" svg:d="M92 46c0-25-21-46-46-46s-46 21-46 46 21 46 46 46 46-21 46-46z">
            <text:p/>
          </draw:path>
          <draw:path draw:style-name="gr33" draw:text-style-name="P20" draw:layer="layout" svg:width="0.3cm" svg:height="0.844cm" svg:x="14.304cm" svg:y="58.28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59.722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59.60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59.764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85cm" svg:height="0.613cm" svg:x="5.055cm" svg:y="59.584cm" svg:viewBox="0 0 586 614" svg:d="M586 228c0-136-91-228-217-228-183 0-369 192-369 390 0 140 94 224 217 224 179 0 369-184 369-386zM221 593c-83 0-142-69-142-180 0-37 11-161 77-259 57-89 142-133 209-133 69 0 144 48 144 173 0 61-23 194-106 297-40 52-109 102-182 102z">
            <text:p/>
          </draw:path>
          <draw:path draw:style-name="gr33" draw:text-style-name="P20" draw:layer="layout" svg:width="0.441cm" svg:height="0.537cm" svg:x="5.652cm" svg:y="59.805cm" svg:viewBox="0 0 442 538" svg:d="M65 478c-7 29-7 35-46 35-9 0-19 0-19 15 0 8 4 10 12 10 23 0 46-2 71-2 26 0 55 2 82 2 6 0 15 0 15-16 0-9-7-9-19-9-42 0-42-6-42-14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9cm" svg:height="0.383cm" svg:x="6.138cm" svg:y="59.805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  <draw:path draw:style-name="gr33" draw:text-style-name="P20" draw:layer="layout" svg:width="0.362cm" svg:height="0.383cm" svg:x="6.505cm" svg:y="59.805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02cm" svg:height="0.596cm" svg:x="6.912cm" svg:y="59.594cm" svg:viewBox="0 0 403 597" svg:d="M403 10c0-2 0-10-11-10-12 0-92 8-108 10-6 0-11 5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3" draw:text-style-name="P20" draw:layer="layout" svg:width="0.325cm" svg:height="0.383cm" svg:x="7.355cm" svg:y="59.805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312cm" svg:height="0.383cm" svg:x="7.755cm" svg:y="59.805cm" svg:viewBox="0 0 313 384" svg:d="M288 58c-25 0-40 19-40 38 0 12 7 25 25 25 19 0 40-15 40-48 0-38-37-73-102-73-111 0-144 86-144 123 0 67 64 81 89 84 44 10 88 18 88 66 0 21-19 92-121 92-14 0-79 0-98-44 33 3 54-22 54-45 0-21-14-30-31-30-23 0-48 17-48 55 0 48 48 83 121 83 138 0 171-102 171-140 0-31-16-52-27-64-23-23-46-26-85-34-30-8-63-14-63-52 0-23 19-75 94-75 21 0 64 6 77 39z">
            <text:p/>
          </draw:path>
          <draw:path draw:style-name="gr33" draw:text-style-name="P20" draw:layer="layout" svg:width="0.352cm" svg:height="0.404cm" svg:x="8.139cm" svg:y="59.98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352cm" svg:height="0.404cm" svg:x="8.555cm" svg:y="59.98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462cm" svg:height="0.416cm" svg:x="8.886cm" svg:y="59.981cm" svg:viewBox="0 0 463 417" svg:d="M396 61c7-19 21-40 67-40v-21c-18 2-41 2-58 2-23 0-67-2-71-2v21c21 0 40 10 40 29 0 4 0 8-2 11l-122 286-129-299c-4-8-4-10-4-12 0-15 31-15 48-15v-21c-31 2-69 2-88 2-31 0-75-2-77-2v21h10c32 0 42 4 50 21l153 361c6 10 8 14 17 14 8 0 14 0 18-12z">
            <text:p/>
          </draw:path>
          <draw:path draw:style-name="gr33" draw:text-style-name="P20" draw:layer="layout" svg:width="0.535cm" svg:height="0.404cm" svg:x="9.402cm" svg:y="59.981cm" svg:viewBox="0 0 536 405" svg:d="M127 13c-6-13-12-13-23-13h-104v21h13c47 0 48 6 48 27v294c0 15 0 42-61 42v21c25-2 48-2 73-2 23 0 48 0 71 2v-21c-60 0-60-27-60-42v-313l154 363c4 7 6 13 15 13 4 0 10-2 14-11l157-373v2 334c0 21-2 27-46 27h-15v21c29-2 61-2 86-2s58 0 87 2v-21h-16c-44 0-46-6-46-27v-309c0-19 2-27 46-27h16v-21h-104c-12 0-17 0-21 12l-144 335z">
            <text:p/>
          </draw:path>
          <draw:path draw:style-name="gr33" draw:text-style-name="P20" draw:layer="layout" svg:width="0.6cm" svg:height="0.613cm" svg:x="1.102cm" svg:y="60.849cm" svg:viewBox="0 0 601 614" svg:d="M601 8c0-2-2-8-10-8-2 0-3 0-13 10l-58 65c-7-12-48-75-142-75-188 0-378 186-378 384 0 138 100 230 228 230 75 0 139-32 185-73 79-69 92-146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3" draw:text-style-name="P20" draw:layer="layout" svg:width="0.523cm" svg:height="0.423cm" svg:x="1.684cm" svg:y="61.166cm" svg:viewBox="0 0 524 424" svg:d="M524 23c0-19-29-23-42-23h-275c-57 0-92 27-99 44 0 2-2 6-2 8 0 4 2 6 5 6 14 0 31-12 41-20 11-2 32-2 46-2h57c-17 83-30 118-48 169-13 43-69 167-86 183-46 0-58-23-67-41-2 0-2-1-6-1-17 0-48 21-48 32 0 4 19 46 75 46 40 0 82-27 102-55 21-33 53-104 69-142h126v1c2 2 2 4 6 4 18 0 50-19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61.1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0.811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3.878cm" svg:y="60.81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60.88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.592cm" svg:y="60.872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5.038cm" svg:y="61.35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356cm" svg:height="0.581cm" svg:x="5.374cm" svg:y="60.88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197cm" svg:height="0.844cm" svg:x="5.812cm" svg:y="60.81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6.163cm" svg:y="61.35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6.549cm" svg:y="60.81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6.87cm" svg:y="60.88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7.252cm" svg:y="60.88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4-63 108-132 108-73 0-135-52-135-123 0-50 27-104 100-142z">
            <text:p/>
          </draw:path>
          <draw:path draw:style-name="gr33" draw:text-style-name="P20" draw:layer="layout" svg:width="0.099cm" svg:height="0.252cm" svg:x="7.711cm" svg:y="61.35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356cm" svg:height="0.581cm" svg:x="8.045cm" svg:y="60.882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1-59 107-97 107z">
            <text:p/>
          </draw:path>
          <draw:path draw:style-name="gr33" draw:text-style-name="P20" draw:layer="layout" svg:width="0.197cm" svg:height="0.844cm" svg:x="8.482cm" svg:y="60.81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8.834cm" svg:y="61.35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9.22cm" svg:y="60.81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9.54cm" svg:y="60.88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9.922cm" svg:y="60.882cm" svg:viewBox="0 0 351 582" svg:d="M276 294v29c0 197-88 236-138 236-13 0-59-2-82-31 36 0 44-25 44-38 0-27-21-41-40-41-14 0-39 8-39 42 0 56 46 91 117 91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10.381cm" svg:y="61.35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10.758cm" svg:y="60.88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11.153cm" svg:y="60.81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3cm" svg:height="0.844cm" svg:x="11.493cm" svg:y="60.81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62.253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62.13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62.295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81cm" svg:height="0.579cm" svg:x="5.026cm" svg:y="62.13cm" svg:viewBox="0 0 582 580" svg:d="M213 315h31l127 196c7 13 28 46 38 59 6 10 8 10 27 10h117c15 0 29 0 29-16 0-7-6-13-14-13-30-8-73-63-92-90-6-10-48-66-105-156 74-13 147-46 147-148 0-117-124-157-224-157h-265c-16 0-29 0-29 15 0 14 15 14 23 14 48 0 52 6 52 50v422c0 42-4 50-52 50-8 0-23 0-23 13 0 16 13 16 29 16h232c15 0 27 0 27-16 0-13-13-13-23-13-48 0-52-8-52-50zM376 273c23-31 27-77 27-114 0-40-6-86-32-121 34 8 119 35 119 119 0 56-25 100-114 116zM213 75c0-17 0-46 52-46 73 0 107 31 107 130 0 110-24 125-159 125zM98 551c8-15 8-40 8-48v-426c0-10 0-33-8-48h96c-10 13-10 31-10 44v430c0 10 0 33 6 48zM278 315c6-2 10-2 16-2 13 0 32-2 44-4 13 19 106 171 175 242h-83z">
            <text:p/>
          </draw:path>
          <draw:path draw:style-name="gr33" draw:text-style-name="P20" draw:layer="layout" svg:width="0.604cm" svg:height="0.577cm" svg:x="1.156cm" svg:y="63.397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33" draw:text-style-name="P20" draw:layer="layout" svg:width="0.523cm" svg:height="0.425cm" svg:x="1.684cm" svg:y="63.696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4 0 4 0 4 2 6 8 6 8 0 48-16 48-37z">
            <text:p/>
          </draw:path>
          <draw:path draw:style-name="gr33" draw:text-style-name="P20" draw:layer="layout" svg:width="0.562cm" svg:height="0.199cm" svg:x="2.53cm" svg:y="63.6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3.341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279cm" svg:height="0.563cm" svg:x="3.87cm" svg:y="63.41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.264cm" svg:y="63.403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4.711cm" svg:y="63.88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5.088cm" svg:y="63.412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5.47cm" svg:y="63.41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2 0-28-9-67-40-103-17-18-31-25-84-60zM142 294l104 65c23 15 63 40 63 92 0 64-63 108-132 108-73 0-135-52-135-123 0-50 27-104 100-142z">
            <text:p/>
          </draw:path>
          <draw:path draw:style-name="gr33" draw:text-style-name="P20" draw:layer="layout" svg:width="0.099cm" svg:height="0.252cm" svg:x="5.929cm" svg:y="63.88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6.307cm" svg:y="63.41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6.689cm" svg:y="63.412cm" svg:viewBox="0 0 351 582" svg:d="M276 294v29c0 197-88 236-138 236-13 0-59-2-82-31 36 0 44-25 44-38 0-27-21-41-40-41-14 0-39 8-39 42 0 56 46 91 117 91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3cm" svg:height="0.844cm" svg:x="7.136cm" svg:y="63.34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7.801cm" svg:y="63.518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8.642cm" svg:y="63.395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6cm" svg:height="0.613cm" svg:x="1.042cm" svg:y="64.645cm" svg:viewBox="0 0 601 614" svg:d="M601 8c0-2-2-8-10-8-2 0-3 0-13 10l-58 65c-7-12-48-75-142-75-188 0-378 186-378 384 0 134 94 230 230 230 39 0 77-7 106-19 42-17 60-34 75-52 8 21 29 52 38 52 4 0 6-2 6-4 2 0 10-32 13-50l18-65c2-15 7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1.684cm" svg:y="64.961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4 0 4 0 4 2 6 8 6 8 0 48-16 48-37z">
            <text:p/>
          </draw:path>
          <draw:path draw:style-name="gr33" draw:text-style-name="P20" draw:layer="layout" svg:width="0.562cm" svg:height="0.199cm" svg:x="2.53cm" svg:y="64.9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4.606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3cm" svg:height="0.844cm" svg:x="3.855cm" svg:y="64.606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4.521cm" svg:y="64.783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5.362cm" svg:y="64.66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</draw:g>
        <draw:g>
          <svg:title>TexMaths</svg:title>
          <svg:desc>24§latex§\begin{align*}
CFG_\mathcal{F}={}&amp;{}\{(1,2,1),(2,4,1),(2,3,2),(3,6,1),\\
{}&amp;{}(4,5,1),(6,7,1),(7,8,1),(8,9,1),\\
{}&amp;{}(9,10,1), (10,11,1),(11,12,1),\\
{}&amp;{}(12,13,1),(13,14,1),(14,15,1),\\
{}&amp;{}(15,16,1), (16,4,1),(16,6,2)\}\\
\subset{}&amp;{}\mathbb{N}^3
\end{align*}§svg§600§TRUE§</svg:desc>
          <draw:polygon draw:style-name="gr32" draw:text-style-name="P19" draw:layer="layout" svg:width="16.161cm" svg:height="7.096cm" svg:x="16.419cm" svg:y="55.75cm" svg:viewBox="0 0 16162 7097" draw:points="8081,7097 0,7097 0,0 16162,0 16162,7097">
            <text:p/>
          </draw:polygon>
          <draw:path draw:style-name="gr33" draw:text-style-name="P20" draw:layer="layout" svg:width="0.6cm" svg:height="0.613cm" svg:x="16.461cm" svg:y="55.788cm" svg:viewBox="0 0 601 614" svg:d="M601 8c0-2-2-8-10-8-2 0-4 0-13 10l-58 65c-7-12-48-75-142-75-188 0-378 186-378 384 0 138 100 230 228 230 75 0 139-32 185-73 79-69 92-146 92-147 0-8-8-8-10-8-5 0-9 0-11 8-8 24-27 84-85 134-59 46-113 61-155 61-77 0-167-44-167-176 0-48 17-185 102-284 51-60 132-102 207-102 86 0 136 65 136 163 0 33-2 35-2 42 0 10 8 10 12 10 11 0 11-2 15-17z">
            <text:p/>
          </draw:path>
          <draw:path draw:style-name="gr33" draw:text-style-name="P20" draw:layer="layout" svg:width="0.6cm" svg:height="0.575cm" svg:x="17.114cm" svg:y="55.81cm" svg:viewBox="0 0 601 576" svg:d="M225 299h82c64 0 69 16 69 39 0 6 0 17-5 42-2 4-2 8-2 10 0 5 3 9 9 9 8 0 8-2 14-17l46-184c2-10 2-12 2-14s-2-9-10-9-10 4-13 19c-18 65-37 81-110 81h-77l56-215c6-31 8-33 44-33h112c105 0 124 27 124 92 0 19 0 23-2 46-1 12-1 14-1 15 0 4 1 10 9 10 10 0 10-4 12-21l17-146c2-23-2-23-23-23h-415c-17 0-25 0-25 17 0 10 8 10 23 10 31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3" draw:text-style-name="P20" draw:layer="layout" svg:width="0.6cm" svg:height="0.613cm" svg:x="17.784cm" svg:y="55.788cm" svg:viewBox="0 0 601 614" svg:d="M601 8c0-2-2-8-10-8-2 0-4 0-13 10l-58 65c-7-12-48-75-142-75-188 0-378 186-378 384 0 134 94 230 230 230 39 0 77-7 106-19 42-17 60-34 75-52 8 21 29 52 38 52 4 0 6-2 6-4 2 0 10-32 13-50l18-65c2-15 6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18.425cm" svg:y="56.105cm" svg:viewBox="0 0 524 426" svg:d="M524 23c0-19-29-23-42-23h-275c-57 0-90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19.272cm" svg:y="56.0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20.174cm" svg:y="55.75cm" svg:viewBox="0 0 301 845" svg:d="M179 113c0-34 23-88 115-94 4-2 7-6 7-9 0-10-7-10-15-10-86 0-163 42-163 106v192c0 34 0 61-35 88-28 25-61 27-80 27-4 2-8 5-8 9 0 10 6 10 13 10 56 4 98 34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20.62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939cm" svg:y="55.82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1.359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1.703cm" svg:y="55.82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2.156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2.532cm" svg:y="55.82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928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279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3.665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23.953cm" svg:y="55.82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4.404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24.73cm" svg:y="55.81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5.201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5.579cm" svg:y="55.82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5.973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6.326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6.712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26.998cm" svg:y="55.82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7.451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27.789cm" svg:y="55.82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3" draw:text-style-name="P20" draw:layer="layout" svg:width="0.099cm" svg:height="0.252cm" svg:x="28.248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8.591cm" svg:y="55.82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197cm" svg:height="0.844cm" svg:x="29.02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9.371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9.757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30.037cm" svg:y="55.82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3" draw:text-style-name="P20" draw:layer="layout" svg:width="0.099cm" svg:height="0.252cm" svg:x="30.496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30.834cm" svg:y="55.82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31.293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1.671cm" svg:y="55.82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2.065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2.418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0.197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20.466cm" svg:y="57.07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0.937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81cm" svg:x="21.282cm" svg:y="57.086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1 58 154 154 154 98 0 184-81 184-188z">
            <text:p/>
          </draw:path>
          <draw:path draw:style-name="gr33" draw:text-style-name="P20" draw:layer="layout" svg:width="0.099cm" svg:height="0.252cm" svg:x="21.733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112cm" svg:y="57.08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505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2.858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3.244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3.525cm" svg:y="57.08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3.984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62cm" svg:height="0.59cm" svg:x="24.333cm" svg:y="57.07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24.778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157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5.552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5.903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6.289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62cm" svg:height="0.59cm" svg:x="26.581cm" svg:y="57.07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27.029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27.366cm" svg:y="57.08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5 15 63 40 63 92 0 63-63 108-132 108-73 0-135-52-135-123 0-50 27-104 100-142z">
            <text:p/>
          </draw:path>
          <draw:path draw:style-name="gr33" draw:text-style-name="P20" draw:layer="layout" svg:width="0.099cm" svg:height="0.252cm" svg:x="27.825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8.202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8.597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8.95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9.336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9.615cm" svg:y="57.08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5 15 63 40 63 92 0 63-63 108-132 108-73 0-135-52-135-123 0-50 27-104 100-142z">
            <text:p/>
          </draw:path>
          <draw:path draw:style-name="gr33" draw:text-style-name="P20" draw:layer="layout" svg:width="0.099cm" svg:height="0.252cm" svg:x="30.074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30.411cm" svg:y="57.086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30.87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1.249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1.644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995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0.478cm" svg:y="58.351cm" svg:viewBox="0 0 351 582" svg:d="M276 294v29c0 197-88 236-138 236-15 0-59-2-82-31 36 0 44-25 44-38 0-27-21-41-40-41-14 0-39 8-39 42 0 56 46 91 117 91 110 0 213-116 213-296 0-228-96-286-172-286-47 0-89 15-125 54-35 38-54 73-54 136 0 106 75 190 169 190 52 0 86-36 107-86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20.937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1.315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21.693cm" svg:y="58.351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4 0 121-10 175-11 81-59 107-97 107z">
            <text:p/>
          </draw:path>
          <draw:path draw:style-name="gr33" draw:text-style-name="P20" draw:layer="layout" svg:width="0.099cm" svg:height="0.252cm" svg:x="22.156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532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928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279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3.665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3.985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24.366cm" svg:y="58.35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24.826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203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25.625cm" svg:y="58.35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6.044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6.422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6.817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169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7.555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7.875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28.296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8.716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9.092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29.482cm" svg:y="58.3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9.933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0.312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0.705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058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59.54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518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20.906cm" svg:y="59.61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1.359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1.735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2.117cm" svg:y="59.61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0 0 116-60 141-96 141-37 0-100-16-131-66 31 6 56-13 56-46 0-30-21-46-46-46-21 0-48 12-48 48 0 77 79 133 171 133 104 0 180-77 180-164 0-69-53-134-140-153z">
            <text:p/>
          </draw:path>
          <draw:path draw:style-name="gr33" draw:text-style-name="P20" draw:layer="layout" svg:width="0.099cm" svg:height="0.252cm" svg:x="22.576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954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3.348cm" svg:y="59.54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701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4.087cm" svg:y="59.54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4.406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4.788cm" svg:y="59.61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0 0 116-60 141-96 141-37 0-100-16-131-66 31 6 56-13 56-46 0-30-21-46-46-46-21 0-48 12-48 48 0 77 79 133 171 133 104 0 180-77 180-164 0-69-53-134-140-153z">
            <text:p/>
          </draw:path>
          <draw:path draw:style-name="gr33" draw:text-style-name="P20" draw:layer="layout" svg:width="0.099cm" svg:height="0.252cm" svg:x="25.249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625cm" svg:y="59.61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25.996cm" svg:y="59.60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6.466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6.844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7.238cm" svg:y="59.54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591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7.977cm" svg:y="59.54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8.296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28.666cm" svg:y="59.60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9.137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9.515cm" svg:y="59.61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29.903cm" svg:y="59.61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3 60 154 154 154 98 0 184-81 184-188z">
            <text:p/>
          </draw:path>
          <draw:path draw:style-name="gr33" draw:text-style-name="P20" draw:layer="layout" svg:width="0.099cm" svg:height="0.252cm" svg:x="30.356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0.732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1.128cm" svg:y="59.54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481cm" svg:y="60.08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60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518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20.906cm" svg:y="60.88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21.359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1.735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2.117cm" svg:y="60.88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2.576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2.954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3.348cm" svg:y="60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701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4.087cm" svg:y="60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4.406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4.788cm" svg:y="60.88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5.249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25.573cm" svg:y="60.87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6.044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6.422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6.817cm" svg:y="60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169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7.555cm" svg:y="60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7.875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8.257cm" svg:y="60.88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8.716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29.054cm" svg:y="60.88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9.513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9.857cm" svg:y="60.88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197cm" svg:height="0.844cm" svg:x="30.285cm" svg:y="60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3cm" svg:height="0.844cm" svg:x="30.625cm" svg:y="60.81cm" svg:viewBox="0 0 301 845" svg:d="M123 733c0 33-23 89-115 94-4 0-8 4-8 8 0 10 10 10 17 10 83 0 162-41 162-106v-192c0-33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19.293cm" svg:y="62.358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20.136cm" svg:y="62.235cm" svg:viewBox="0 0 572 595" svg:d="M73 77v413c0 44-6 59-50 59-8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272cm" svg:height="0.404cm" svg:x="20.756cm" svg:y="62.072cm" svg:viewBox="0 0 273 405" svg:d="M131 196c46 0 78 32 78 96 0 73-42 94-77 94-23 0-76-6-101-40 29-2 34-22 34-33 0-19-13-33-32-33-16 0-33 10-33 33 0 56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</draw:g>
        <draw:g>
          <svg:title>TexMaths</svg:title>
          <svg:desc>24§latex§\begin{align*}
DFG_\mathcal{F}={}&amp;{}\{(1,2,1),(4,5,1),(6,8,2),(6,10,2),\\
{}&amp;{}(6,14,1),(7,13,1),(8,9,1),(9,12,1),\\
{}&amp;{}(10,11,1),(11,12,2),(12,13,2),\\
{}&amp;{}(13,4,1),(13,7,1),(14,6,1),\\
{}&amp;{}(14,15,1),(15,16,1),(17,1,1),\\
{}&amp;{}(17,6,1),(18,4,1),(18,7,2),\\
{}&amp;{}(19,14,2),(20,8,1),(21,10,1),\\
{}&amp;{}(22,1,1),(22,15,2)\}\subset\mathbb{N}^3
\end{align*}§svg§600§TRUE§</svg:desc>
          <draw:polygon draw:style-name="gr32" draw:text-style-name="P19" draw:layer="layout" svg:width="17.063cm" svg:height="9.805cm" svg:x="33.936cm" svg:y="55.75cm" svg:viewBox="0 0 17064 9806" draw:points="8532,9806 0,9806 0,0 17064,0 17064,9806">
            <text:p/>
          </draw:polygon>
          <draw:path draw:style-name="gr33" draw:text-style-name="P20" draw:layer="layout" svg:width="0.646cm" svg:height="0.577cm" svg:x="33.971cm" svg:y="55.806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4 0-5 4-21z">
            <text:p/>
          </draw:path>
          <draw:path draw:style-name="gr33" draw:text-style-name="P20" draw:layer="layout" svg:width="0.6cm" svg:height="0.575cm" svg:x="34.691cm" svg:y="55.81cm" svg:viewBox="0 0 601 576" svg:d="M225 299h82c64 0 69 16 69 39 0 6 0 17-5 42-2 4-2 8-2 10 0 5 3 9 9 9 8 0 8-2 14-17l46-184c2-10 2-12 2-14s-2-9-10-9c-10 0-10 4-13 19-18 65-37 81-110 81h-77l56-215c6-31 8-33 44-33h113c104 0 123 27 123 92 0 19 0 23-2 46-1 12-1 14-1 15 0 4 1 10 9 10 10 0 10-4 12-21l17-146c2-23-2-23-23-23h-415c-17 0-25 0-25 17 0 10 8 10 23 10 33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3" draw:text-style-name="P20" draw:layer="layout" svg:width="0.6cm" svg:height="0.613cm" svg:x="35.359cm" svg:y="55.788cm" svg:viewBox="0 0 601 614" svg:d="M601 8c0-2-2-8-10-8-2 0-4 0-13 10l-58 65c-7-12-48-75-142-75-188 0-378 186-378 384 0 134 94 230 230 230 39 0 77-7 106-19 42-17 59-34 75-52 8 21 29 52 38 52 4 0 6-2 6-4 2 0 10-32 13-50l18-65c2-15 5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36cm" svg:y="56.105cm" svg:viewBox="0 0 524 426" svg:d="M524 23c0-19-29-23-42-23h-275c-57 0-90 29-99 44 0 2-2 6-2 8 0 4 3 6 5 6 14 0 31-12 41-20 11-2 32-2 46-2h57c-17 83-30 118-48 169-13 43-69 167-86 183-46 0-58-23-67-41-2 0-2-1-6-1-17 0-48 23-48 32 0 4 19 48 77 48 38 0 80-29 100-57 21-33 53-104 69-142h126v1c2 2 2 4 6 4 17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36.847cm" svg:y="56.07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7.751cm" svg:y="55.75cm" svg:viewBox="0 0 301 845" svg:d="M179 113c0-34 23-88 115-94 4-2 7-6 7-9 0-10-7-10-15-10-86 0-163 42-163 106v192c0 34 0 61-35 88-30 25-61 27-80 27-4 2-8 6-8 9 0 10 6 10 13 10 56 4 96 34 106 75 4 9 4 11 4 42v167c0 35 0 63 40 94 33 25 89 35 123 35 8 0 15 0 15-10 0-8-5-8-13-8-54-3-96-30-106-74-3-8-3-10-3-39v-178c0-39-6-54-33-81-19-17-44-25-67-33 69-19 100-57 100-107z">
            <text:p/>
          </draw:path>
          <draw:path draw:style-name="gr33" draw:text-style-name="P20" draw:layer="layout" svg:width="0.197cm" svg:height="0.844cm" svg:x="38.194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515cm" svg:y="55.82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38.933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39.279cm" svg:y="55.82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39.73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55.82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41.51cm" svg:y="55.81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1.98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81cm" svg:x="42.324cm" svg:y="55.82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1 58 154 154 154 98 0 184-81 184-188z">
            <text:p/>
          </draw:path>
          <draw:path draw:style-name="gr33" draw:text-style-name="P20" draw:layer="layout" svg:width="0.099cm" svg:height="0.252cm" svg:x="42.777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153cm" svg:y="55.82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549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3.9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4.286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4.566cm" svg:y="55.82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5.025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45.363cm" svg:y="55.821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822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6.166cm" svg:y="55.82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6.594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6.947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7.333cm" svg:y="55.7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7.613cm" svg:y="55.82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8.072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8.448cm" svg:y="55.82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48.829cm" svg:y="55.82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9.289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9.635cm" svg:y="55.82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50.061cm" svg:y="55.7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50.414cm" svg:y="56.29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38.054cm" svg:y="57.08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38.513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8.889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9.26cm" svg:y="57.07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9.73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108cm" svg:y="57.08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241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62cm" svg:height="0.59cm" svg:x="41.533cm" svg:y="57.077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41.98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2.357cm" svg:y="57.08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2.739cm" svg:y="57.08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3" draw:text-style-name="P20" draw:layer="layout" svg:width="0.099cm" svg:height="0.252cm" svg:x="43.198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576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4.709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4.989cm" svg:y="57.08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448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45.786cm" svg:y="57.086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46.244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6.621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7.016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368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7.753cm" svg:y="57.0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8.034cm" svg:y="57.086cm" svg:viewBox="0 0 351 582" svg:d="M276 294v27c0 199-88 238-138 238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48.493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8.871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9.259cm" svg:y="57.08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9.712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50.088cm" svg:y="57.08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50.484cm" svg:y="57.0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50.837cm" svg:y="57.55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38.473cm" svg:y="58.35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38.933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9.312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39.732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0.153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529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924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664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982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42.405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2.823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201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3.589cm" svg:y="58.3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4.042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63cm" svg:x="44.386cm" svg:y="58.3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4.814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5.165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5.551cm" svg:y="58.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872cm" svg:y="58.35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6.26cm" svg:y="58.3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6.713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7.089cm" svg:y="58.35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7.471cm" svg:y="58.351cm" svg:viewBox="0 0 351 582" svg:d="M211 265c69-21 117-81 117-148 0-69-73-117-155-117-87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47.93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63cm" svg:x="48.276cm" svg:y="58.35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8.704cm" svg:y="58.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9.055cm" svg:y="58.82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59.54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38.475cm" svg:y="59.61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38.933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75cm" svg:height="0.571cm" svg:x="39.26cm" svg:y="59.60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9.73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108cm" svg:y="59.61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59.54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241cm" svg:y="59.54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56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1.942cm" svg:y="59.616cm" svg:viewBox="0 0 351 582" svg:d="M211 265c69-23 117-81 117-148 0-69-73-117-155-117-85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42.401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62cm" svg:height="0.59cm" svg:x="42.75cm" svg:y="59.607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43.198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576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59.54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4.709cm" svg:y="59.54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027cm" svg:y="59.61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45.398cm" svg:y="59.60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5.868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46.206cm" svg:y="59.61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46.665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7.043cm" svg:y="59.61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7.439cm" svg:y="59.54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79cm" svg:y="60.08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60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8.463cm" svg:y="60.87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8.933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39.7cm" svg:y="60.88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40.153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529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924cm" svg:y="60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664cm" svg:y="60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982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42.37cm" svg:y="60.881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3 60 154 154 154 98 0 184-81 184-188z">
            <text:p/>
          </draw:path>
          <draw:path draw:style-name="gr33" draw:text-style-name="P20" draw:layer="layout" svg:width="0.099cm" svg:height="0.252cm" svg:x="42.823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201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3.583cm" svg:y="60.88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4.042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4.419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4.814cm" svg:y="60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5.165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5.551cm" svg:y="60.8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872cm" svg:y="60.88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6.266cm" svg:y="60.872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46.713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089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7.51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886cm" svg:y="60.88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8.281cm" svg:y="60.8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8.633cm" svg:y="61.35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62.07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2.14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38.486cm" svg:y="62.137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38.933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39.271cm" svg:y="62.147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39.73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62.147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2.07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62.07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56cm" svg:y="62.14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1.942cm" svg:y="62.147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2.401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42.727cm" svg:y="62.13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3.198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576cm" svg:y="62.14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62.07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4.709cm" svg:y="62.07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027cm" svg:y="62.14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5.409cm" svg:y="62.147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868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62cm" svg:height="0.59cm" svg:x="46.219cm" svg:y="62.13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46.665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7.01cm" svg:y="62.14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7.439cm" svg:y="62.07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79cm" svg:y="62.61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63.34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3.41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38.475cm" svg:y="63.412cm" svg:viewBox="0 0 351 582" svg:d="M276 294v29c0 197-88 236-138 236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38.933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63.41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9.682cm" svg:y="63.402cm" svg:viewBox="0 0 376 572" svg:d="M225 434v73c0 31 0 40-64 40h-17v25c35-2 79-2 113-2 37 0 81 0 115 2v-25h-17c-63 0-65-9-65-40v-73h86v-27h-86v-384c0-17 0-23-14-23-7 0-9 0-15 10l-261 397v27zM230 407h-207l207-315z">
            <text:p/>
          </draw:path>
          <draw:path draw:style-name="gr33" draw:text-style-name="P20" draw:layer="layout" svg:width="0.099cm" svg:height="0.252cm" svg:x="40.153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0.496cm" svg:y="63.4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0.924cm" svg:y="63.34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664cm" svg:y="63.34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41.95cm" svg:y="63.4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56cm" svg:height="0.581cm" svg:x="42.362cm" svg:y="63.41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2.823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43.161cm" svg:y="63.41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2 0-28-9-67-40-103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3.62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996cm" svg:y="63.41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4.392cm" svg:y="63.34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745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5.131cm" svg:y="63.34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45.417cm" svg:y="63.4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279cm" svg:height="0.563cm" svg:x="45.872cm" svg:y="63.412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6.291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6.669cm" svg:y="63.41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47.047cm" svg:y="63.41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7.51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886cm" svg:y="63.41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8.281cm" svg:y="63.34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8.633cm" svg:y="63.88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64.709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33" draw:text-style-name="P20" draw:layer="layout" svg:width="0.337cm" svg:height="0.563cm" svg:x="38.06cm" svg:y="64.78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37cm" svg:height="0.563cm" svg:x="38.482cm" svg:y="64.78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099cm" svg:height="0.252cm" svg:x="38.933cm" svg:y="65.25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64.78cm" svg:viewBox="0 0 280 564" svg:d="M175 23c0-21 0-23-21-23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39.73cm" svg:y="65.25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64.78cm" svg:viewBox="0 0 280 564" svg:d="M175 23c0-21 0-23-19-23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4.709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5.25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64.709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33" draw:text-style-name="P20" draw:layer="layout" svg:width="0.337cm" svg:height="0.563cm" svg:x="41.527cm" svg:y="64.78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37cm" svg:height="0.563cm" svg:x="41.95cm" svg:y="64.78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2.401cm" svg:y="65.25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2.779cm" svg:y="64.78cm" svg:viewBox="0 0 280 564" svg:d="M175 23c0-21 0-23-21-23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43.167cm" svg:y="64.78cm" svg:viewBox="0 0 338 582" svg:d="M338 394c0-100-69-187-161-187-41 0-77 16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43.62cm" svg:y="65.25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3.964cm" svg:y="64.78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4.392cm" svg:y="64.709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33" draw:text-style-name="P20" draw:layer="layout" svg:width="0.3cm" svg:height="0.844cm" svg:x="44.733cm" svg:y="64.709cm" svg:viewBox="0 0 301 845" svg:d="M123 733c0 33-23 89-115 94-4 0-8 4-8 8 0 10 10 10 17 10 83 0 162-41 162-106v-192c0-33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45.398cm" svg:y="64.888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46.239cm" svg:y="64.765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272cm" svg:height="0.404cm" svg:x="46.859cm" svg:y="64.602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</draw:g>
        <draw:g>
          <svg:title>TexMaths</svg:title>
          <svg:desc>60§latex§\begin{equation*}
\mathcal{F}=(T_\mathcal{F},I_\mathcal{F},C_\mathcal{F},P_\mathcal{F},G_\mathcal{F},CFG_\mathcal{F},DFG_\mathcal{F})
\end{equation*}§svg§600§TRUE§</svg:desc>
          <draw:polygon draw:style-name="gr32" draw:text-style-name="P19" draw:layer="layout" svg:width="38.795cm" svg:height="2.111cm" svg:x="6.602cm" svg:y="66.944cm" svg:viewBox="0 0 38796 2112" draw:points="19398,2112 0,2112 0,0 38796,0 38796,2112">
            <text:p/>
          </draw:polygon>
          <draw:path draw:style-name="gr33" draw:text-style-name="P20" draw:layer="layout" svg:width="1.718cm" svg:height="1.517cm" svg:x="6.636cm" svg:y="67.083cm" svg:viewBox="0 0 1719 1518" svg:d="M1719 82c0-96-164-81-226-81h-797c-110 0-298 62-331 177 5 10 9 15 24 15 43 0 110-39 139-72 62 0 130-5 192-5h134c0 0-9 38-9 43-82 384-207 715-303 922-9 29-124 293-153 317-96 0-163-53-202-135-9-9-9-19-24-19-48 0-163 67-163 101 0 5 0 9 5 14 38 101 134 159 235 159 110 0 235-82 302-159 68-81 207-427 264-552h408c-4 0-4 5-4 5 0 10 14 14 19 14 48 0 168-57 168-124 0-15-15-15-39-15h-508c57-187 129-374 168-571h278c53 0 197-10 235 38 5 15 0 34 5 44 5 4 14 4 19 4 48 0 164-62 164-120z">
            <text:p/>
          </draw:path>
          <draw:path draw:style-name="gr33" draw:text-style-name="P20" draw:layer="layout" svg:width="1.405cm" svg:height="0.498cm" svg:x="9.031cm" svg:y="67.75cm" svg:viewBox="0 0 1406 499" svg:d="M1334 86c34 0 72 0 72-43s-38-43-67-43h-1267c-34 0-72 0-72 43s38 43 72 43zM1339 499c29 0 67 0 67-43s-38-43-72-43h-1262c-34 0-72 0-72 43s38 43 72 43z">
            <text:p/>
          </draw:path>
          <draw:path draw:style-name="gr33" draw:text-style-name="P20" draw:layer="layout" svg:width="0.493cm" svg:height="2.111cm" svg:x="11.349cm" svg:y="66.944cm" svg:viewBox="0 0 494 2112" svg:d="M494 2093c0-5 0-10-38-48-264-264-331-663-331-989 0-365 81-734 341-998 28-24 28-29 28-39 0-14-9-19-24-19-19 0-211 144-336 413-110 230-134 465-134 643 0 168 24 422 139 662 130 260 312 394 331 394 15 0 24-5 24-19z">
            <text:p/>
          </draw:path>
          <draw:path draw:style-name="gr33" draw:text-style-name="P20" draw:layer="layout" svg:width="1.439cm" svg:height="1.429cm" svg:x="12.012cm" svg:y="67.098cm" svg:viewBox="0 0 1440 1430" svg:d="M854 149c15-58 24-72 48-77 20-5 87-5 135-5 211 0 307 5 307 173 0 29-10 115-19 168 0 10-5 34-5 38 0 15 5 29 24 29 24 0 29-14 34-48l57-369c0-5 5-29 5-34 0-24-24-24-58-24h-1176c-48 0-52 0-67 43l-125 370c-4 5-14 33-14 38 0 15 10 24 24 24 24 0 24-9 38-43 116-326 168-365 480-365h82c62 0 62 5 62 24 0 15-9 39-9 43l-283 1133c-20 77-24 101-250 101-77 0-91 0-91 38 0 24 24 24 33 24 58 0 120 0 178 0s120-4 178-4c57 0 120 4 177 4 58 0 125 0 183 0 19 0 48 0 48-38 0-24-20-24-72-24-53 0-82 0-135-5-62-5-81-14-81-48 0 0 0-9 9-43z">
            <text:p/>
          </draw:path>
          <draw:path draw:style-name="gr33" draw:text-style-name="P20" draw:layer="layout" svg:width="1.309cm" svg:height="1.06cm" svg:x="13.241cm" svg:y="67.83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14.835cm" svg:y="68.30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0.978cm" svg:height="1.444cm" svg:x="15.665cm" svg:y="67.083cm" svg:viewBox="0 0 979 1445" svg:d="M720 163c19-77 24-96 192-96 53 0 67 0 67-43 0-24-19-24-29-24-62 0-220 5-278 5-67 0-221-5-283-5-15 0-43 0-43 43 0 24 19 24 57 24 91 0 149 0 149 39 0 9 0 14-5 33l-288 1143c-19 76-24 96-192 96-48 0-67 0-67 43 0 24 24 24 34 24 57 0 216-5 273-5 67 0 221 5 288 5 15 0 39 0 39-39 0-28-15-28-63-28-38 0-48 0-91 0-43-5-53-15-53-39 0-19 5-33 10-48z">
            <text:p/>
          </draw:path>
          <draw:path draw:style-name="gr33" draw:text-style-name="P20" draw:layer="layout" svg:width="1.309cm" svg:height="1.06cm" svg:x="16.567cm" svg:y="67.83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18.161cm" svg:y="68.30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19.025cm" svg:y="67.04cm" svg:viewBox="0 0 1502 1536" svg:d="M1502 19c0-5-4-19-24-19-4 0-9 0-33 24l-144 163c-19-29-120-187-355-187-471 0-946 466-946 960 0 346 250 576 571 576 187 0 346-82 461-182 197-173 230-365 230-370 0-19-19-19-24-19-14 0-24 0-28 19-20 62-68 211-212 336-148 115-283 154-393 154-187 0-413-111-413-442 0-120 43-461 254-710 130-149 332-255 519-255 216 0 341 163 341 408 0 82-5 87-5 106 0 24 19 24 29 24 28 0 28-5 38-43z">
            <text:p/>
          </draw:path>
          <draw:path draw:style-name="gr33" draw:text-style-name="P20" draw:layer="layout" svg:width="1.309cm" svg:height="1.06cm" svg:x="20.475cm" svg:y="67.83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2.069cm" svg:y="68.30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11cm" svg:height="1.444cm" svg:x="22.909cm" svg:y="67.083cm" svg:viewBox="0 0 1512 1445" svg:d="M557 778h360c297 0 595-221 595-456 0-164-139-322-418-322h-686c-38 0-62 0-62 38 0 29 19 29 62 29 24 0 62 0 91 5 34 0 43 10 43 34 0 4 0 14-4 38l-288 1138c-20 81-24 96-192 96-34 0-58 0-58 43 0 24 24 24 34 24 57 0 206-5 268-5 44 0 92 0 135 0s91 5 134 5c19 0 43 0 43-43 0-24-19-24-57-24-77 0-139 0-139-39 0-9 4-19 9-33zM710 144c20-72 20-77 111-77h206c173 0 288 58 288 202 0 81-43 264-125 341-105 96-235 110-326 110h-298z">
            <text:p/>
          </draw:path>
          <draw:path draw:style-name="gr33" draw:text-style-name="P20" draw:layer="layout" svg:width="1.309cm" svg:height="1.06cm" svg:x="24.229cm" svg:y="67.83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5.822cm" svg:y="68.30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26.682cm" svg:y="67.04cm" svg:viewBox="0 0 1502 1536" svg:d="M1502 19c0-5-4-19-24-19-4 0-9 0-33 24l-144 163c-19-29-120-187-355-187-471 0-946 466-946 960 0 336 235 576 576 576 96 0 192-19 264-48 106-43 149-86 187-130 19 53 72 130 96 130 10 0 15-5 15-10 4 0 24-81 33-124l43-164c5-38 15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28.285cm" svg:y="67.83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9.879cm" svg:y="68.30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30.743cm" svg:y="67.04cm" svg:viewBox="0 0 1502 1536" svg:d="M1502 19c0-5-4-19-24-19-4 0-9 0-33 24l-144 163c-19-29-120-187-355-187-471 0-946 466-946 960 0 346 250 576 571 576 187 0 346-82 461-182 197-173 230-365 230-370 0-19-19-19-24-19-14 0-24 0-28 19-20 62-68 211-212 336-148 115-283 154-393 154-187 0-413-111-413-442 0-120 43-461 254-710 130-149 332-255 519-255 216 0 341 163 341 408 0 82-5 87-5 106 0 24 19 24 29 24 28 0 28-5 38-43z">
            <text:p/>
          </draw:path>
          <draw:path draw:style-name="gr33" draw:text-style-name="P20" draw:layer="layout" svg:width="1.502cm" svg:height="1.439cm" svg:x="32.375cm" svg:y="67.093cm" svg:viewBox="0 0 1503 1440" svg:d="M562 749h206c158 0 173 38 173 96 0 14 0 43-15 105-4 10-4 20-4 24 0 15 9 24 24 24 19 0 19-4 33-43l115-461c5-24 5-28 5-33s-5-24-24-24c-24 0-24 9-33 48-44 163-92 201-274 201h-192l139-537c15-77 19-82 111-82h283c259 0 307 67 307 231 0 48 0 57-5 115-5 29-5 33-5 38 0 10 5 24 24 24 24 0 24-9 29-53l43-364c5-58-4-58-57-58h-1037c-43 0-62 0-62 43 0 24 19 24 57 24 82 0 139 0 139 39 0 4 0 9-9 48l-283 1118c-20 86-24 101-192 101-34 0-58 0-58 38 0 29 24 29 34 29 57 0 216-10 278-10 67 0 245 10 312 10 19 0 48 0 48-43 0-15-14-19-14-19-5-5-10-5-58-5s-58 0-110-5c-63-5-68-14-68-43 0-5 0-15 5-48z">
            <text:p/>
          </draw:path>
          <draw:path draw:style-name="gr33" draw:text-style-name="P20" draw:layer="layout" svg:width="1.501cm" svg:height="1.535cm" svg:x="34.05cm" svg:y="67.04cm" svg:viewBox="0 0 1502 1536" svg:d="M1502 19c0-5-4-19-24-19-4 0-9 0-33 24l-144 163c-19-29-120-187-355-187-471 0-946 466-946 960 0 336 235 576 576 576 96 0 192-19 264-48 106-43 149-86 187-130 19 53 72 130 96 130 10 0 15-5 15-10 4 0 24-81 33-124l43-164c5-38 15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35.649cm" svg:y="67.83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37.247cm" svg:y="68.30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617cm" svg:height="1.444cm" svg:x="38.087cm" svg:y="67.083cm" svg:viewBox="0 0 1618 1445" svg:d="M250 1282c-20 81-24 96-192 96-34 0-58 0-58 43 0 24 19 24 58 24h700c442 0 860-447 860-907 0-303-183-538-500-538h-710c-38 0-62 0-62 38 0 29 19 29 62 29 24 0 62 0 91 5 34 0 43 10 43 34 0 4 0 14-9 38zM710 144c20-72 20-77 111-77h230c207 0 379 111 379 389 0 106-38 451-220 686-63 77-231 236-490 236h-240c-29 0-34 0-43 0-24 0-29-5-29-20 0-9 0-14 10-52z">
            <text:p/>
          </draw:path>
          <draw:path draw:style-name="gr33" draw:text-style-name="P20" draw:layer="layout" svg:width="1.502cm" svg:height="1.439cm" svg:x="39.887cm" svg:y="67.093cm" svg:viewBox="0 0 1503 1440" svg:d="M562 749h206c158 0 173 38 173 96 0 14 0 43-15 105-4 10-4 20-4 24 0 15 9 24 24 24 19 0 19-4 33-43l115-461c5-24 5-28 5-33s-5-24-24-24-24 9-33 48c-44 163-92 201-274 201h-192l139-537c15-77 19-82 111-82h278c264 0 312 67 312 231 0 48 0 57-5 115-5 29-5 33-5 38 0 10 5 24 24 24 24 0 24-9 29-53l43-364c5-58-4-58-57-58h-1037c-43 0-62 0-62 43 0 24 19 24 57 24 77 0 139 0 139 39 0 4 0 9-9 48l-283 1118c-20 86-24 101-192 101-34 0-58 0-58 38 0 29 24 29 34 29 57 0 216-10 278-10 67 0 245 10 312 10 19 0 48 0 48-43 0-15-14-19-14-19-5-5-10-5-58-5s-58 0-110-5c-63-5-68-14-68-43 0-5 0-15 5-48z">
            <text:p/>
          </draw:path>
          <draw:path draw:style-name="gr33" draw:text-style-name="P20" draw:layer="layout" svg:width="1.501cm" svg:height="1.535cm" svg:x="41.558cm" svg:y="67.04cm" svg:viewBox="0 0 1502 1536" svg:d="M1502 19c0-5-4-19-24-19-4 0-9 0-33 24l-144 163c-19-29-120-187-355-187-471 0-946 466-946 960 0 336 235 576 576 576 96 0 192-19 264-48 106-43 149-86 187-130 19 53 72 130 96 130 10 0 15-5 15-10 4 0 24-81 33-124l43-164c5-38 20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43.161cm" svg:y="67.832cm" svg:viewBox="0 0 1310 1061" svg:d="M1310 58c0-48-72-58-105-58h-687c-144 0-225 72-249 110 0 5-5 15-5 20 0 9 10 14 14 14 34 0 77-29 101-48 29-5 82-5 115-5h144c-43 207-76 293-120 423-33 105-172 417-216 456-115 0-144-58-168-101-4 0-4-5-14-5-43 0-120 58-120 82 0 9 53 115 192 115 96 0 202-67 250-139 52-82 134-260 172-356h317v5c5 5 5 10 15 10 43 0 129-43 129-91 0-10-5-15-14-15h-413c53-125 86-254 115-384h303c57 0 105 5 105 34 0 5 0 5 0 9 0 10 5 15 19 15 20 0 120-39 120-91z">
            <text:p/>
          </draw:path>
          <draw:path draw:style-name="gr33" draw:text-style-name="P20" draw:layer="layout" svg:width="0.493cm" svg:height="2.111cm" svg:x="44.697cm" svg:y="66.944cm" svg:viewBox="0 0 494 2112" svg:d="M494 1056c0-163-24-418-139-658-129-259-312-398-336-398-9 0-19 10-19 19 0 10 0 15 38 53 212 206 332 542 332 984 0 360-77 734-341 998-29 29-29 34-29 39 0 14 10 19 19 19 24 0 216-144 341-413 110-230 134-465 134-643z">
            <text:p/>
          </draw:path>
        </draw:g>
        <draw:custom-shape draw:style-name="gr34" draw:text-style-name="P3" draw:layer="layout" svg:width="18cm" svg:height="10cm" svg:x="11cm" svg:y="11.75cm">
          <text:p text:style-name="P1"><text:span text:style-name="T2">C++</text:span></text:p>
          <text:p text:style-name="P13"><text:span text:style-name="T9"/></text:p>
          <text:p text:style-name="P13"><text:span text:style-name="T9">double dot(vector&lt;double&gt; vec_a,</text:span></text:p>
          <text:p text:style-name="P13"><text:span text:style-name="T9"><text:s text:c="11"/></text:span><text:span text:style-name="T9">vector&lt;double&gt; vec_b)</text:span></text:p>
          <text:p text:style-name="P13"><text:span text:style-name="T9">{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0"/></text:p>
          <text:p text:style-name="P13"><text:span text:style-name="T9">}</text:span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17cm" svg:height="3.3cm" svg:x="11.491cm" svg:y="16.65cm">
          <text:p text:style-name="P12"><text:span text:style-name="T16"><text:s/></text:span><text:span text:style-name="T16">double x = 0.0;</text:span></text:p>
          <text:p text:style-name="P12"><text:span text:style-name="T16"><text:s/></text:span><text:span text:style-name="T16">for(int i = 0; i &lt; vec_a.size(); i++)</text:span></text:p>
          <text:p text:style-name="P12"><text:span text:style-name="T16"><text:s text:c="3"/></text:span><text:span text:style-name="T16">x += vec_a[i]*vec_b[i];</text:span></text:p>
          <text:p text:style-name="P12"><text:span text:style-name="T16"><text:s/></text:span><text:span text:style-name="T16">return x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10cm" svg:height="19.5cm" svg:x="0.5cm" svg:y="2.25cm">
          <text:p text:style-name="P1"><text:span text:style-name="T2">FORTRAN</text:span></text:p>
          <text:p text:style-name="P13"><text:span text:style-name="T9"/></text:p>
          <text:p text:style-name="P13"><text:span text:style-name="T16"/></text:p>
          <text:p text:style-name="P13"><text:span text:style-name="T16"/></text:p>
          <text:p text:style-name="P13"><text:span text:style-name="T16"/></text:p>
          <text:p text:style-name="P13"><text:span text:style-name="T16">SUBROUTINE DOT(A,N,RES)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7"/></text:p>
          <text:p text:style-name="P13"><text:span text:style-name="T9">END</text:span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draw:layer="layout" svg:width="9cm" svg:height="7.4cm" svg:x="1cm" svg:y="7.8cm">
          <text:p text:style-name="P12"><text:span text:style-name="T16"><text:s/></text:span><text:span text:style-name="T16">INTEGER N</text:span></text:p>
          <text:p text:style-name="P12"><text:span text:style-name="T16"><text:s/></text:span><text:span text:style-name="T16">REAL X,A(:)</text:span></text:p>
          <text:p text:style-name="P12"><text:span text:style-name="T16"><text:s/></text:span><text:span text:style-name="T16">X=0.0</text:span></text:p>
          <text:p text:style-name="P12"><text:span text:style-name="T16"><text:s/></text:span><text:span text:style-name="T16">DO I = 1, N, 1</text:span></text:p>
          <text:p text:style-name="P12"><text:span text:style-name="T16"><text:s text:c="3"/></text:span><text:span text:style-name="T16">X = X + A(i)*B(i)</text:span></text:p>
          <text:p text:style-name="P12"><text:span text:style-name="T16"><text:s/></text:span><text:span text:style-name="T16">END DO</text:span></text:p>
          <text:p text:style-name="P12"><text:span text:style-name="T16"><text:s/></text:span><text:span text:style-name="T16">RES=X</text:span></text:p>
          <text:p text:style-name="P12"><text:span text:style-name="T16"><text:s/></text:span><text:span text:style-name="T16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8" draw:layer="layout" svg:x1="30.25cm" svg:y1="2.25cm" svg:x2="30.25cm" svg:y2="21.75cm">
          <text:p/>
        </draw:line>
        <draw:custom-shape draw:style-name="gr39" draw:text-style-name="P9" draw:layer="layout" svg:width="2cm" svg:height="3cm" svg:x="29.25cm" svg:y="5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4cm" svg:height="1.4cm" svg:x="19.3cm" svg:y="35.5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1.3cm" svg:y="41.55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3.3cm" svg:y="35.5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5.3cm" svg:y="41.5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3.3cm" svg:y="41.5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1.3cm" svg:y="33.5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9.3cm" svg:y="43.5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7.3cm" svg:y="47.5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1.8cm" svg:y="47.55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3.8cm" svg:y="37.55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3.8cm" svg:y="41.55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1.8cm" svg:y="33.55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9.8cm" svg:y="35.55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3.8cm" svg:y="35.55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9.8cm" svg:y="33.55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5.8cm" svg:y="41.55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43.8cm" svg:y="43.55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7.8cm" svg:y="47.55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45.8cm" svg:y="45.55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41.8cm" svg:y="45.55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9.8cm" svg:y="43.55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35.8cm" svg:y="35.55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9" draw:layer="layout" svg:width="1.2cm" svg:height="0.6cm" svg:x="4.9cm" svg:y="32.9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3.5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4.1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4.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5.3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5.9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6.5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7.1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7.7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8.3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8.95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9.55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0.15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0.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1.3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1.95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3.5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4.15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4.75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6.3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6.95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7.55cm">
          <text:p text:style-name="P1">1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2cm" fo:page-height="69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7:15:22.413284745</meta:creation-date>
    <dc:date>2019-02-21T15:52:00.071452747</dc:date>
    <meta:editing-duration>PT4H57M16S</meta:editing-duration>
    <meta:editing-cycles>87</meta:editing-cycles>
    <meta:generator>LibreOffice/6.0.7.3$Linux_X86_64 LibreOffice_project/00m0$Build-3</meta:generator>
    <meta:document-statistic meta:object-count="836"/>
  </office:meta>
</office:document-meta>
</file>